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1.0598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wrap-option="wrap"/>
      <style:text-properties style:font-name="Calibri"/>
    </style:style>
    <style:style style:name="ce5" style:family="table-cell" style:parent-style-name="Default">
      <style:text-properties style:font-name="Calibri" fo:font-size="13pt" fo:language="en" fo:country="US" style:font-name-asian="Lucida Sans Unicode" style:font-size-asian="13pt" style:language-asian="en" style:country-asian="US" style:font-name-complex="Tahoma" style:font-size-complex="7.34999990463257pt" style:language-complex="en" style:country-complex="US"/>
    </style:style>
    <style:style style:name="ce6" style:family="table-cell" style:parent-style-name="Default" style:data-style-name="N0">
      <style:text-properties style:font-name="Calibri"/>
    </style:style>
    <style:style style:name="ce7" style:family="table-cell" style:parent-style-name="Default">
      <style:text-properties style:font-name="Calibri" fo:font-size="10pt" style:font-size-asian="10pt" style:font-size-complex="10pt"/>
    </style:style>
    <style:style style:name="ce8" style:family="table-cell" style:parent-style-name="Default">
      <style:text-properties style:font-name="Calibri" fo:font-size="13pt" style:font-size-asian="13pt" style:font-size-complex="13pt"/>
    </style:style>
    <style:style style:name="ce9" style:family="table-cell" style:parent-style-name="Default">
      <style:text-properties style:font-name="Calibri" fo:font-size="13pt" style:font-size-asian="13pt" style:font-size-complex="7.34999990463257pt"/>
    </style:style>
    <style:style style:name="T1" style:family="text">
      <style:text-properties fo:font-size="13pt" style:font-size-asian="13pt" style:font-size-complex="7.40000009536743pt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ce3"/>
        <table:table-column table:style-name="co2" table:number-columns-repeated="3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1011" table:default-cell-style-name="ce3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Drop</text:p>
          </table:table-cell>
          <table:table-cell table:style-name="ce1" office:value-type="string">
            <text:p>Starting Height</text:p>
          </table:table-cell>
          <table:table-cell table:style-name="ce1" office:value-type="string">
            <text:p>Point One Height</text:p>
          </table:table-cell>
          <table:table-cell table:style-name="ce1" office:value-type="string">
            <text:p>Point One Time</text:p>
          </table:table-cell>
          <table:table-cell table:style-name="ce1" office:value-type="string">
            <text:p>Point Two Height</text:p>
          </table:table-cell>
          <table:table-cell table:style-name="ce1" office:value-type="string">
            <text:p>Point Two Time</text:p>
          </table:table-cell>
          <table:table-cell table:style-name="ce4" office:value-type="string">
            <text:p>Transformational Velocity</text:p>
          </table:table-cell>
          <table:table-cell table:style-name="ce4"/>
          <table:table-cell table:style-name="ce4" office:value-type="string">
            <text:p>Frame Rate</text:p>
          </table:table-cell>
          <table:table-cell table:style-name="ce5" office:value-type="string">
            <text:p>Δ<text:span text:style-name="T1">θ/Frame 1</text:span></text:p>
          </table:table-cell>
          <table:table-cell office:value-type="string">
            <text:p>Δ<text:span text:style-name="T1">θ/Frame 2</text:span></text:p>
          </table:table-cell>
          <table:table-cell table:style-name="ce7" office:value-type="string">
            <text:p>Avg Δ<text:span text:style-name="T1">θ/Frame</text:span></text:p>
          </table:table-cell>
          <table:table-cell table:style-name="ce7" office:value-type="string">
            <text:p>… in Radians</text:p>
          </table:table-cell>
          <table:table-cell table:style-name="ce8" office:value-type="string">
            <text:p>ω</text:p>
          </table:table-cell>
          <table:table-cell/>
          <table:table-cell office:value-type="string">
            <text:p>Gravity</text:p>
          </table:table-cell>
          <table:table-cell table:style-name="ce9" office:value-type="string">
            <text:p>λ</text:p>
          </table:table-cell>
          <table:table-cell/>
          <table:table-cell office:value-type="string">
            <text:p>Y-axis</text:p>
          </table:table-cell>
          <table:table-cell office:value-type="string">
            <text:p>X-axis</text:p>
          </table:table-cell>
          <table:table-cell table:style-name="ce5" office:value-type="string">
            <text:p>β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.473">
            <text:p>0.47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4.96">
            <text:p>4.96</text:p>
          </table:table-cell>
          <table:table-cell table:style-name="ce1" office:value-type="float" office:value="-0.007">
            <text:p>-0.007</text:p>
          </table:table-cell>
          <table:table-cell table:style-name="ce1" office:value-type="float" office:value="5.42">
            <text:p>5.42</text:p>
          </table:table-cell>
          <table:table-cell table:formula="of:=([.D2]-[.F2])/([.E2]-[.G2])" office:value-type="float" office:value="-0.145652173913043">
            <text:p>-0.1456521739</text:p>
          </table:table-cell>
          <table:table-cell/>
          <table:table-cell office:value-type="float" office:value="30">
            <text:p>30</text:p>
          </table:table-cell>
          <table:table-cell office:value-type="float" office:value="25.81">
            <text:p>25.81</text:p>
          </table:table-cell>
          <table:table-cell office:value-type="float" office:value="23.34">
            <text:p>23.34</text:p>
          </table:table-cell>
          <table:table-cell table:formula="of:=([.K2]+[.L2])/2" office:value-type="float" office:value="24.575">
            <text:p>24.575</text:p>
          </table:table-cell>
          <table:table-cell table:formula="of:= [.M2]*3.14159/180" office:value-type="float" office:value="0.428914301388889">
            <text:p>0.4289143014</text:p>
          </table:table-cell>
          <table:table-cell table:formula="of:=[.N2] /(1/[.J2])" office:value-type="float" office:value="12.8674290416667">
            <text:p>12.8674290417</text:p>
          </table:table-cell>
          <table:table-cell/>
          <table:table-cell table:style-name="ce6" office:value-type="float" office:value="9.81">
            <text:p>9.81</text:p>
          </table:table-cell>
          <table:table-cell table:formula="of:=1-([.C3]/[.C2])" office:value-type="float" office:value="0.114164904862579">
            <text:p>0.1141649049</text:p>
          </table:table-cell>
          <table:table-cell/>
          <table:table-cell table:formula="of:=(2*[.Q2]*[.C2])*(1-[.R2])-([.H2]^2)" office:value-type="float" office:value="8.19956544423441">
            <text:p>8.1995654442</text:p>
          </table:table-cell>
          <table:table-cell table:formula="of:=[.O2]^2" office:value-type="float" office:value="165.570730142327">
            <text:p>165.5707301423</text:p>
          </table:table-cell>
          <table:table-cell table:formula="of:=[.T2]/[.U2]" office:value-type="float" office:value="0.0495230372976308">
            <text:p>0.0495230373</text:p>
          </table:table-cell>
          <table:table-cell table:number-columns-repeated="100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19">
            <text:p>0.419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17.02">
            <text:p>17.02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17.3">
            <text:p>17.3</text:p>
          </table:table-cell>
          <table:table-cell table:formula="of:=([.D3]-[.F3])/([.E3]-[.G3])" office:value-type="float" office:value="-0.139285714285714">
            <text:p>-0.1392857143</text:p>
          </table:table-cell>
          <table:table-cell/>
          <table:table-cell office:value-type="float" office:value="30">
            <text:p>30</text:p>
          </table:table-cell>
          <table:table-cell office:value-type="float" office:value="22.79">
            <text:p>22.79</text:p>
          </table:table-cell>
          <table:table-cell office:value-type="float" office:value="25.34">
            <text:p>25.34</text:p>
          </table:table-cell>
          <table:table-cell table:formula="of:=([.K3]+[.L3])/2" office:value-type="float" office:value="24.065">
            <text:p>24.065</text:p>
          </table:table-cell>
          <table:table-cell table:formula="of:= [.M3]*3.14159/180" office:value-type="float" office:value="0.420013129722222">
            <text:p>0.4200131297</text:p>
          </table:table-cell>
          <table:table-cell table:formula="of:=[.N3] /(1/[.J3])" office:value-type="float" office:value="12.6003938916667">
            <text:p>12.600393891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69">
            <text:p>0.369</text:p>
          </table:table-cell>
          <table:table-cell table:style-name="ce1" office:value-type="float" office:value="0.191">
            <text:p>0.191</text:p>
          </table:table-cell>
          <table:table-cell table:style-name="ce1" office:value-type="float" office:value="26.64">
            <text:p>26.64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28.12">
            <text:p>28.12</text:p>
          </table:table-cell>
          <table:table-cell table:formula="of:=([.D4]-[.F4])/([.E4]-[.G4])" office:value-type="float" office:value="-0.108108108108108">
            <text:p>-0.1081081081</text:p>
          </table:table-cell>
          <table:table-cell/>
          <table:table-cell office:value-type="float" office:value="30">
            <text:p>30</text:p>
          </table:table-cell>
          <table:table-cell office:value-type="float" office:value="23.76">
            <text:p>23.76</text:p>
          </table:table-cell>
          <table:table-cell office:value-type="float" office:value="21.18">
            <text:p>21.18</text:p>
          </table:table-cell>
          <table:table-cell table:formula="of:=([.K4]+[.L4])/2" office:value-type="float" office:value="22.47">
            <text:p>22.47</text:p>
          </table:table-cell>
          <table:table-cell table:formula="of:= [.M4]*3.14159/180" office:value-type="float" office:value="0.392175151666667">
            <text:p>0.3921751517</text:p>
          </table:table-cell>
          <table:table-cell table:formula="of:=[.N4] /(1/[.J4])" office:value-type="float" office:value="11.76525455">
            <text:p>11.76525455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17">
            <text:p>0.317</text:p>
          </table:table-cell>
          <table:table-cell table:style-name="ce1" office:value-type="float" office:value="0.151">
            <text:p>0.151</text:p>
          </table:table-cell>
          <table:table-cell table:style-name="ce1" office:value-type="float" office:value="37.12">
            <text:p>37.12</text:p>
          </table:table-cell>
          <table:table-cell table:style-name="ce1" office:value-type="float" office:value="0.034">
            <text:p>0.034</text:p>
          </table:table-cell>
          <table:table-cell table:style-name="ce1" office:value-type="float" office:value="38.28">
            <text:p>38.28</text:p>
          </table:table-cell>
          <table:table-cell table:formula="of:=([.D5]-[.F5])/([.E5]-[.G5])" office:value-type="float" office:value="-0.100862068965517">
            <text:p>-0.100862069</text:p>
          </table:table-cell>
          <table:table-cell/>
          <table:table-cell office:value-type="float" office:value="30">
            <text:p>30</text:p>
          </table:table-cell>
          <table:table-cell office:value-type="float" office:value="10.52">
            <text:p>10.52</text:p>
          </table:table-cell>
          <table:table-cell office:value-type="float" office:value="15.05">
            <text:p>15.05</text:p>
          </table:table-cell>
          <table:table-cell table:formula="of:=([.K5]+[.L5])/2" office:value-type="float" office:value="12.785">
            <text:p>12.785</text:p>
          </table:table-cell>
          <table:table-cell table:formula="of:= [.M5]*3.14159/180" office:value-type="float" office:value="0.223140156388889">
            <text:p>0.2231401564</text:p>
          </table:table-cell>
          <table:table-cell table:formula="of:=[.N5] /(1/[.J5])" office:value-type="float" office:value="6.69420469166667">
            <text:p>6.694204691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85">
            <text:p>0.285</text:p>
          </table:table-cell>
          <table:table-cell table:style-name="ce1" office:value-type="float" office:value="0.109">
            <text:p>0.109</text:p>
          </table:table-cell>
          <table:table-cell table:style-name="ce1" office:value-type="float" office:value="47.08">
            <text:p>47.08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47.84">
            <text:p>47.84</text:p>
          </table:table-cell>
          <table:table-cell table:formula="of:=([.D6]-[.F6])/([.E6]-[.G6])" office:value-type="float" office:value="-0.0947368421052625">
            <text:p>-0.0947368421</text:p>
          </table:table-cell>
          <table:table-cell/>
          <table:table-cell office:value-type="float" office:value="30">
            <text:p>30</text:p>
          </table:table-cell>
          <table:table-cell office:value-type="float" office:value="15.61">
            <text:p>15.61</text:p>
          </table:table-cell>
          <table:table-cell office:value-type="float" office:value="12.26">
            <text:p>12.26</text:p>
          </table:table-cell>
          <table:table-cell table:formula="of:=([.K6]+[.L6])/2" office:value-type="float" office:value="13.935">
            <text:p>13.935</text:p>
          </table:table-cell>
          <table:table-cell table:formula="of:= [.M6]*3.14159/180" office:value-type="float" office:value="0.243211425833333">
            <text:p>0.2432114258</text:p>
          </table:table-cell>
          <table:table-cell table:formula="of:=[.N6] /(1/[.J6])" office:value-type="float" office:value="7.296342775">
            <text:p>7.296342775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2">
            <text:p>0.242</text:p>
          </table:table-cell>
          <table:table-cell table:style-name="ce1" office:value-type="float" office:value="0.136">
            <text:p>0.136</text:p>
          </table:table-cell>
          <table:table-cell table:style-name="ce1" office:value-type="float" office:value="55.4">
            <text:p>55.4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56.68">
            <text:p>56.68</text:p>
          </table:table-cell>
          <table:table-cell table:formula="of:=([.D7]-[.F7])/([.E7]-[.G7])" office:value-type="float" office:value="-0.0804687499999999">
            <text:p>-0.08046875</text:p>
          </table:table-cell>
          <table:table-cell/>
          <table:table-cell office:value-type="float" office:value="30">
            <text:p>30</text:p>
          </table:table-cell>
          <table:table-cell office:value-type="float" office:value="13.71">
            <text:p>13.71</text:p>
          </table:table-cell>
          <table:table-cell office:value-type="float" office:value="16.9">
            <text:p>16.9</text:p>
          </table:table-cell>
          <table:table-cell table:formula="of:=([.K7]+[.L7])/2" office:value-type="float" office:value="15.305">
            <text:p>15.305</text:p>
          </table:table-cell>
          <table:table-cell table:formula="of:= [.M7]*3.14159/180" office:value-type="float" office:value="0.267122416388889">
            <text:p>0.2671224164</text:p>
          </table:table-cell>
          <table:table-cell table:formula="of:=[.N7] /(1/[.J7])" office:value-type="float" office:value="8.01367249166667">
            <text:p>8.013672491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199">
            <text:p>0.199</text:p>
          </table:table-cell>
          <table:table-cell table:style-name="ce1" office:value-type="float" office:value="0.061">
            <text:p>0.061</text:p>
          </table:table-cell>
          <table:table-cell table:style-name="ce1" office:value-type="float" office:value="64.42">
            <text:p>64.42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65.06">
            <text:p>65.06</text:p>
          </table:table-cell>
          <table:table-cell table:formula="of:=([.D8]-[.F8])/([.E8]-[.G8])" office:value-type="float" office:value="-0.0781249999999999">
            <text:p>-0.078125</text:p>
          </table:table-cell>
          <table:table-cell/>
          <table:table-cell office:value-type="float" office:value="30">
            <text:p>30</text:p>
          </table:table-cell>
          <table:table-cell office:value-type="float" office:value="15.86">
            <text:p>15.86</text:p>
          </table:table-cell>
          <table:table-cell office:value-type="float" office:value="15.09">
            <text:p>15.09</text:p>
          </table:table-cell>
          <table:table-cell table:formula="of:=([.K8]+[.L8])/2" office:value-type="float" office:value="15.475">
            <text:p>15.475</text:p>
          </table:table-cell>
          <table:table-cell table:formula="of:= [.M8]*3.14159/180" office:value-type="float" office:value="0.270089473611111">
            <text:p>0.2700894736</text:p>
          </table:table-cell>
          <table:table-cell table:formula="of:=[.N8] /(1/[.J8])" office:value-type="float" office:value="8.10268420833333">
            <text:p>8.102684208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93">
            <text:p>0.493</text:p>
          </table:table-cell>
          <table:table-cell table:style-name="ce1" office:value-type="float" office:value="0.322">
            <text:p>0.322</text:p>
          </table:table-cell>
          <table:table-cell table:style-name="ce1" office:value-type="float" office:value="4.22">
            <text:p>4.22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6.38">
            <text:p>6.38</text:p>
          </table:table-cell>
          <table:table-cell table:formula="of:=([.D10]-[.F10])/([.E10]-[.G10])" office:value-type="float" office:value="-0.114351851851852">
            <text:p>-0.1143518519</text:p>
          </table:table-cell>
          <table:table-cell/>
          <table:table-cell office:value-type="float" office:value="30">
            <text:p>30</text:p>
          </table:table-cell>
          <table:table-cell office:value-type="float" office:value="25.15">
            <text:p>25.15</text:p>
          </table:table-cell>
          <table:table-cell office:value-type="float" office:value="25.06">
            <text:p>25.06</text:p>
          </table:table-cell>
          <table:table-cell table:formula="of:=([.K10]+[.L10])/2" office:value-type="float" office:value="25.105">
            <text:p>25.105</text:p>
          </table:table-cell>
          <table:table-cell table:formula="of:= [.M10]*3.14159/180" office:value-type="float" office:value="0.438164538611111">
            <text:p>0.4381645386</text:p>
          </table:table-cell>
          <table:table-cell table:formula="of:=[.N10] /(1/[.J10])" office:value-type="float" office:value="13.1449361583333">
            <text:p>13.144936158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0.416">
            <text:p>0.416</text:p>
          </table:table-cell>
          <table:table-cell table:style-name="ce1" office:value-type="float" office:value="0.272">
            <text:p>0.272</text:p>
          </table:table-cell>
          <table:table-cell table:style-name="ce1" office:value-type="float" office:value="16.46">
            <text:p>16.46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18.48">
            <text:p>18.48</text:p>
          </table:table-cell>
          <table:table-cell table:formula="of:=([.D11]-[.F11])/([.E11]-[.G11])" office:value-type="float" office:value="-0.113861386138614">
            <text:p>-0.1138613861</text:p>
          </table:table-cell>
          <table:table-cell/>
          <table:table-cell office:value-type="float" office:value="30">
            <text:p>30</text:p>
          </table:table-cell>
          <table:table-cell office:value-type="float" office:value="23.18">
            <text:p>23.18</text:p>
          </table:table-cell>
          <table:table-cell office:value-type="float" office:value="24.38">
            <text:p>24.38</text:p>
          </table:table-cell>
          <table:table-cell table:formula="of:=([.K11]+[.L11])/2" office:value-type="float" office:value="23.78">
            <text:p>23.78</text:p>
          </table:table-cell>
          <table:table-cell table:formula="of:= [.M11]*3.14159/180" office:value-type="float" office:value="0.415038945555556">
            <text:p>0.4150389456</text:p>
          </table:table-cell>
          <table:table-cell table:formula="of:=[.N11] /(1/[.J11])" office:value-type="float" office:value="12.4511683666667">
            <text:p>12.4511683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62">
            <text:p>0.362</text:p>
          </table:table-cell>
          <table:table-cell table:style-name="ce1" office:value-type="float" office:value="0.218">
            <text:p>0.218</text:p>
          </table:table-cell>
          <table:table-cell table:style-name="ce1" office:value-type="float" office:value="27.78">
            <text:p>27.78</text:p>
          </table:table-cell>
          <table:table-cell table:style-name="ce1" office:value-type="float" office:value="0.068">
            <text:p>0.068</text:p>
          </table:table-cell>
          <table:table-cell table:style-name="ce1" office:value-type="float" office:value="29.26">
            <text:p>29.26</text:p>
          </table:table-cell>
          <table:table-cell table:formula="of:=([.D12]-[.F12])/([.E12]-[.G12])" office:value-type="float" office:value="-0.101351351351351">
            <text:p>-0.1013513514</text:p>
          </table:table-cell>
          <table:table-cell/>
          <table:table-cell office:value-type="float" office:value="30">
            <text:p>30</text:p>
          </table:table-cell>
          <table:table-cell office:value-type="float" office:value="22.45">
            <text:p>22.45</text:p>
          </table:table-cell>
          <table:table-cell office:value-type="float" office:value="22.81">
            <text:p>22.81</text:p>
          </table:table-cell>
          <table:table-cell table:formula="of:=([.K12]+[.L12])/2" office:value-type="float" office:value="22.63">
            <text:p>22.63</text:p>
          </table:table-cell>
          <table:table-cell table:formula="of:= [.M12]*3.14159/180" office:value-type="float" office:value="0.394967676111111">
            <text:p>0.3949676761</text:p>
          </table:table-cell>
          <table:table-cell table:formula="of:=[.N12] /(1/[.J12])" office:value-type="float" office:value="11.8490302833333">
            <text:p>11.84903028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14">
            <text:p>0.314</text:p>
          </table:table-cell>
          <table:table-cell table:style-name="ce1" office:value-type="float" office:value="0.179">
            <text:p>0.179</text:p>
          </table:table-cell>
          <table:table-cell table:style-name="ce1" office:value-type="float" office:value="38.26">
            <text:p>38.26</text:p>
          </table:table-cell>
          <table:table-cell table:style-name="ce1" office:value-type="float" office:value="0.045">
            <text:p>0.045</text:p>
          </table:table-cell>
          <table:table-cell table:style-name="ce1" office:value-type="float" office:value="39.6">
            <text:p>39.6</text:p>
          </table:table-cell>
          <table:table-cell table:formula="of:=([.D13]-[.F13])/([.E13]-[.G13])" office:value-type="float" office:value="-0.0999999999999998">
            <text:p>-0.1</text:p>
          </table:table-cell>
          <table:table-cell/>
          <table:table-cell office:value-type="float" office:value="30">
            <text:p>30</text:p>
          </table:table-cell>
          <table:table-cell office:value-type="float" office:value="21.28">
            <text:p>21.28</text:p>
          </table:table-cell>
          <table:table-cell office:value-type="float" office:value="20.3">
            <text:p>20.3</text:p>
          </table:table-cell>
          <table:table-cell table:formula="of:=([.K13]+[.L13])/2" office:value-type="float" office:value="20.79">
            <text:p>20.79</text:p>
          </table:table-cell>
          <table:table-cell table:formula="of:= [.M13]*3.14159/180" office:value-type="float" office:value="0.362853645">
            <text:p>0.362853645</text:p>
          </table:table-cell>
          <table:table-cell table:formula="of:=[.N13] /(1/[.J13])" office:value-type="float" office:value="10.88560935">
            <text:p>10.88560935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86">
            <text:p>0.286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47.72">
            <text:p>47.72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49.12">
            <text:p>49.12</text:p>
          </table:table-cell>
          <table:table-cell table:formula="of:=([.D14]-[.F14])/([.E14]-[.G14])" office:value-type="float" office:value="-0.0971428571428573">
            <text:p>-0.0971428571</text:p>
          </table:table-cell>
          <table:table-cell/>
          <table:table-cell office:value-type="float" office:value="30">
            <text:p>30</text:p>
          </table:table-cell>
          <table:table-cell office:value-type="float" office:value="19.19">
            <text:p>19.19</text:p>
          </table:table-cell>
          <table:table-cell office:value-type="float" office:value="19.04">
            <text:p>19.04</text:p>
          </table:table-cell>
          <table:table-cell table:formula="of:=([.K14]+[.L14])/2" office:value-type="float" office:value="19.115">
            <text:p>19.115</text:p>
          </table:table-cell>
          <table:table-cell table:formula="of:= [.M14]*3.14159/180" office:value-type="float" office:value="0.333619404722222">
            <text:p>0.3336194047</text:p>
          </table:table-cell>
          <table:table-cell table:formula="of:=[.N14] /(1/[.J14])" office:value-type="float" office:value="10.0085821416667">
            <text:p>10.0085821417</text:p>
          </table:table-cell>
          <table:table-cell/>
          <table:table-cell office:value-type="float" office:value="9.81">
            <text:p>9.81</text:p>
          </table:table-cell>
          <table:table-cell/>
          <table:table-cell table:style-name="ce9"/>
          <table:table-cell table:number-columns-repeated="100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1">
            <text:p>0.241</text:p>
          </table:table-cell>
          <table:table-cell table:style-name="ce1" office:value-type="float" office:value="0.114">
            <text:p>0.114</text:p>
          </table:table-cell>
          <table:table-cell table:style-name="ce1" office:value-type="float" office:value="56.98">
            <text:p>56.98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58.22">
            <text:p>58.22</text:p>
          </table:table-cell>
          <table:table-cell table:formula="of:=([.D15]-[.F15])/([.E15]-[.G15])" office:value-type="float" office:value="-0.0814516129032257">
            <text:p>-0.0814516129</text:p>
          </table:table-cell>
          <table:table-cell/>
          <table:table-cell office:value-type="float" office:value="30">
            <text:p>30</text:p>
          </table:table-cell>
          <table:table-cell office:value-type="float" office:value="16.3">
            <text:p>16.3</text:p>
          </table:table-cell>
          <table:table-cell office:value-type="float" office:value="16.96">
            <text:p>16.96</text:p>
          </table:table-cell>
          <table:table-cell table:formula="of:=([.K15]+[.L15])/2" office:value-type="float" office:value="16.63">
            <text:p>16.63</text:p>
          </table:table-cell>
          <table:table-cell table:formula="of:= [.M15]*3.14159/180" office:value-type="float" office:value="0.290248009444444">
            <text:p>0.2902480094</text:p>
          </table:table-cell>
          <table:table-cell table:formula="of:=[.N15] /(1/[.J15])" office:value-type="float" office:value="8.70744028333334">
            <text:p>8.70744028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19">
            <text:p>0.119</text:p>
          </table:table-cell>
          <table:table-cell table:style-name="ce1" office:value-type="float" office:value="64.84">
            <text:p>64.84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66.12">
            <text:p>66.12</text:p>
          </table:table-cell>
          <table:table-cell table:formula="of:=([.D16]-[.F16])/([.E16]-[.G16])" office:value-type="float" office:value="-0.0671874999999999">
            <text:p>-0.0671875</text:p>
          </table:table-cell>
          <table:table-cell/>
          <table:table-cell office:value-type="float" office:value="30">
            <text:p>30</text:p>
          </table:table-cell>
          <table:table-cell office:value-type="float" office:value="16.74">
            <text:p>16.74</text:p>
          </table:table-cell>
          <table:table-cell office:value-type="float" office:value="15.68">
            <text:p>15.68</text:p>
          </table:table-cell>
          <table:table-cell table:formula="of:=([.K16]+[.L16])/2" office:value-type="float" office:value="16.21">
            <text:p>16.21</text:p>
          </table:table-cell>
          <table:table-cell table:formula="of:= [.M16]*3.14159/180" office:value-type="float" office:value="0.282917632777778">
            <text:p>0.2829176328</text:p>
          </table:table-cell>
          <table:table-cell table:formula="of:=[.N16] /(1/[.J16])" office:value-type="float" office:value="8.48752898333333">
            <text:p>8.48752898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4">
            <text:p>0.174</text:p>
          </table:table-cell>
          <table:table-cell table:style-name="ce1" office:value-type="float" office:value="0.102">
            <text:p>0.102</text:p>
          </table:table-cell>
          <table:table-cell table:style-name="ce1" office:value-type="float" office:value="72.35">
            <text:p>72.35</text:p>
          </table:table-cell>
          <table:table-cell table:style-name="ce1" office:value-type="float" office:value="0.017">
            <text:p>0.017</text:p>
          </table:table-cell>
          <table:table-cell table:style-name="ce1" office:value-type="float" office:value="73.62">
            <text:p>73.62</text:p>
          </table:table-cell>
          <table:table-cell table:formula="of:=([.D17]-[.F17])/([.E17]-[.G17])" office:value-type="float" office:value="-0.0669291338582672">
            <text:p>-0.0669291339</text:p>
          </table:table-cell>
          <table:table-cell/>
          <table:table-cell office:value-type="float" office:value="30">
            <text:p>30</text:p>
          </table:table-cell>
          <table:table-cell office:value-type="float" office:value="14.21">
            <text:p>14.21</text:p>
          </table:table-cell>
          <table:table-cell office:value-type="float" office:value="13.55">
            <text:p>13.55</text:p>
          </table:table-cell>
          <table:table-cell table:formula="of:=([.K17]+[.L17])/2" office:value-type="float" office:value="13.88">
            <text:p>13.88</text:p>
          </table:table-cell>
          <table:table-cell table:formula="of:= [.M17]*3.14159/180" office:value-type="float" office:value="0.242251495555556">
            <text:p>0.2422514956</text:p>
          </table:table-cell>
          <table:table-cell table:formula="of:=[.N17] /(1/[.J17])" office:value-type="float" office:value="7.26754486666667">
            <text:p>7.2675448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35">
            <text:p>0.135</text:p>
          </table:table-cell>
          <table:table-cell table:style-name="ce1" office:value-type="float" office:value="0.085">
            <text:p>0.085</text:p>
          </table:table-cell>
          <table:table-cell table:style-name="ce1" office:value-type="float" office:value="79.26">
            <text:p>79.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0.22">
            <text:p>80.22</text:p>
          </table:table-cell>
          <table:table-cell table:formula="of:=([.D18]-[.F18])/([.E18]-[.G18])" office:value-type="float" office:value="-0.0885416666666673">
            <text:p>-0.0885416667</text:p>
          </table:table-cell>
          <table:table-cell/>
          <table:table-cell office:value-type="float" office:value="30">
            <text:p>30</text:p>
          </table:table-cell>
          <table:table-cell office:value-type="float" office:value="13.45">
            <text:p>13.45</text:p>
          </table:table-cell>
          <table:table-cell office:value-type="float" office:value="12.09">
            <text:p>12.09</text:p>
          </table:table-cell>
          <table:table-cell table:formula="of:=([.K18]+[.L18])/2" office:value-type="float" office:value="12.77">
            <text:p>12.77</text:p>
          </table:table-cell>
          <table:table-cell table:formula="of:= [.M18]*3.14159/180" office:value-type="float" office:value="0.222878357222222">
            <text:p>0.2228783572</text:p>
          </table:table-cell>
          <table:table-cell table:formula="of:=[.N18] /(1/[.J18])" office:value-type="float" office:value="6.68635071666667">
            <text:p>6.68635071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09">
            <text:p>0.109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85.44">
            <text:p>85.44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86.7">
            <text:p>86.7</text:p>
          </table:table-cell>
          <table:table-cell table:formula="of:=([.D19]-[.F19])/([.E19]-[.G19])" office:value-type="float" office:value="-0.0523809523809522">
            <text:p>-0.0523809524</text:p>
          </table:table-cell>
          <table:table-cell/>
          <table:table-cell office:value-type="float" office:value="30">
            <text:p>30</text:p>
          </table:table-cell>
          <table:table-cell table:number-columns-repeated="2" office:value-type="float" office:value="12.04">
            <text:p>12.04</text:p>
          </table:table-cell>
          <table:table-cell table:formula="of:=([.K19]+[.K20])/2" office:value-type="float" office:value="11.07">
            <text:p>11.07</text:p>
          </table:table-cell>
          <table:table-cell table:formula="of:= [.M19]*3.14159/180" office:value-type="float" office:value="0.193207785">
            <text:p>0.193207785</text:p>
          </table:table-cell>
          <table:table-cell table:formula="of:=[.N19] /(1/[.J19])" office:value-type="float" office:value="5.79623355">
            <text:p>5.79623355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46">
            <text:p>0.046</text:p>
          </table:table-cell>
          <table:table-cell table:style-name="ce1" office:value-type="float" office:value="91.74">
            <text:p>91.7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92.56">
            <text:p>92.56</text:p>
          </table:table-cell>
          <table:table-cell table:formula="of:=([.D20]-[.F20])/([.E20]-[.G20])" office:value-type="float" office:value="-0.0512195121951215">
            <text:p>-0.0512195122</text:p>
          </table:table-cell>
          <table:table-cell/>
          <table:table-cell office:value-type="float" office:value="30">
            <text:p>30</text:p>
          </table:table-cell>
          <table:table-cell office:value-type="float" office:value="10.1">
            <text:p>10.1</text:p>
          </table:table-cell>
          <table:table-cell office:value-type="float" office:value="9.74">
            <text:p>9.74</text:p>
          </table:table-cell>
          <table:table-cell table:formula="of:=([.L20]+[.K21])/2" office:value-type="float" office:value="9.305">
            <text:p>9.305</text:p>
          </table:table-cell>
          <table:table-cell table:formula="of:= [.M20]*3.14159/180" office:value-type="float" office:value="0.162402749722222">
            <text:p>0.1624027497</text:p>
          </table:table-cell>
          <table:table-cell table:formula="of:=[.N20] /(1/[.J20])" office:value-type="float" office:value="4.87208249166667">
            <text:p>4.872082491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97.92">
            <text:p>97.92</text:p>
          </table:table-cell>
          <table:table-cell table:formula="of:=([.D21]-[.F21])/([.E21]-[.G21])" office:value-type="float" office:value="-0.0469387755102039">
            <text:p>-0.0469387755</text:p>
          </table:table-cell>
          <table:table-cell/>
          <table:table-cell office:value-type="float" office:value="30">
            <text:p>30</text:p>
          </table:table-cell>
          <table:table-cell office:value-type="float" office:value="8.87">
            <text:p>8.87</text:p>
          </table:table-cell>
          <table:table-cell office:value-type="float" office:value="9.47">
            <text:p>9.47</text:p>
          </table:table-cell>
          <table:table-cell table:formula="of:=([.L21]+[.K22])/2" office:value-type="float" office:value="8.71">
            <text:p>8.71</text:p>
          </table:table-cell>
          <table:table-cell table:formula="of:= [.M21]*3.14159/180" office:value-type="float" office:value="0.152018049444444">
            <text:p>0.1520180494</text:p>
          </table:table-cell>
          <table:table-cell table:formula="of:=[.N21] /(1/[.J21])" office:value-type="float" office:value="4.56054148333333">
            <text:p>4.56054148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102.2">
            <text:p>102.2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102.74">
            <text:p>102.74</text:p>
          </table:table-cell>
          <table:table-cell table:formula="of:=([.D22]-[.F22])/([.E22]-[.G22])" office:value-type="float" office:value="-0.0444444444444451">
            <text:p>-0.0444444444</text:p>
          </table:table-cell>
          <table:table-cell/>
          <table:table-cell office:value-type="float" office:value="30">
            <text:p>30</text:p>
          </table:table-cell>
          <table:table-cell office:value-type="float" office:value="7.95">
            <text:p>7.95</text:p>
          </table:table-cell>
          <table:table-cell office:value-type="float" office:value="8.57">
            <text:p>8.57</text:p>
          </table:table-cell>
          <table:table-cell table:formula="of:=([.K22]+[.L22])/2" office:value-type="float" office:value="8.26">
            <text:p>8.26</text:p>
          </table:table-cell>
          <table:table-cell table:formula="of:= [.M22]*3.14159/180" office:value-type="float" office:value="0.144164074444444">
            <text:p>0.1441640744</text:p>
          </table:table-cell>
          <table:table-cell table:formula="of:=[.N22] /(1/[.J22])" office:value-type="float" office:value="4.32492223333333">
            <text:p>4.3249222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99">
            <text:p>0.499</text:p>
          </table:table-cell>
          <table:table-cell table:style-name="ce1" office:value-type="float" office:value="0.051">
            <text:p>0.051</text:p>
          </table:table-cell>
          <table:table-cell table:style-name="ce1" office:value-type="float" office:value="7.14">
            <text:p>7.14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7.46">
            <text:p>7.46</text:p>
          </table:table-cell>
          <table:table-cell table:formula="of:=([.D24]-[.F24])/([.E24]-[.G24])" office:value-type="float" office:value="-0.153125">
            <text:p>-0.153125</text:p>
          </table:table-cell>
          <table:table-cell/>
          <table:table-cell office:value-type="float" office:value="240">
            <text:p>240</text:p>
          </table:table-cell>
          <table:table-cell office:value-type="float" office:value="4.28">
            <text:p>4.28</text:p>
          </table:table-cell>
          <table:table-cell office:value-type="float" office:value="4.12">
            <text:p>4.12</text:p>
          </table:table-cell>
          <table:table-cell table:formula="of:=([.K24]+[.L24])/2" office:value-type="float" office:value="4.2">
            <text:p>4.2</text:p>
          </table:table-cell>
          <table:table-cell table:formula="of:= [.M24]*3.14159/180" office:value-type="float" office:value="0.0733037666666667">
            <text:p>0.0733037667</text:p>
          </table:table-cell>
          <table:table-cell table:formula="of:=[.N24] /(1/[.J24])" office:value-type="float" office:value="17.592904">
            <text:p>17.592904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23">
            <text:p>0.423</text:p>
          </table:table-cell>
          <table:table-cell table:style-name="ce1" office:value-type="float" office:value="0.166">
            <text:p>0.166</text:p>
          </table:table-cell>
          <table:table-cell table:style-name="ce1" office:value-type="float" office:value="18.12">
            <text:p>18.12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19.18">
            <text:p>19.18</text:p>
          </table:table-cell>
          <table:table-cell table:formula="of:=([.D25]-[.F25])/([.E25]-[.G25])" office:value-type="float" office:value="-0.126415094339623">
            <text:p>-0.1264150943</text:p>
          </table:table-cell>
          <table:table-cell/>
          <table:table-cell office:value-type="float" office:value="240">
            <text:p>240</text:p>
          </table:table-cell>
          <table:table-cell office:value-type="float" office:value="2.84">
            <text:p>2.84</text:p>
          </table:table-cell>
          <table:table-cell office:value-type="float" office:value="3.17">
            <text:p>3.17</text:p>
          </table:table-cell>
          <table:table-cell table:formula="of:=([.K25]+[.L25])/2" office:value-type="float" office:value="3.005">
            <text:p>3.005</text:p>
          </table:table-cell>
          <table:table-cell table:formula="of:= [.M25]*3.14159/180" office:value-type="float" office:value="0.0524470997222222">
            <text:p>0.0524470997</text:p>
          </table:table-cell>
          <table:table-cell table:formula="of:=[.N25] /(1/[.J25])" office:value-type="float" office:value="12.5873039333333">
            <text:p>12.5873039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363">
            <text:p>0.363</text:p>
          </table:table-cell>
          <table:table-cell table:style-name="ce1" office:value-type="float" office:value="0.193">
            <text:p>0.193</text:p>
          </table:table-cell>
          <table:table-cell table:style-name="ce1" office:value-type="float" office:value="28.74">
            <text:p>28.74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30.14">
            <text:p>30.14</text:p>
          </table:table-cell>
          <table:table-cell table:formula="of:=([.D26]-[.F26])/([.E26]-[.G26])" office:value-type="float" office:value="-0.115714285714286">
            <text:p>-0.1157142857</text:p>
          </table:table-cell>
          <table:table-cell/>
          <table:table-cell office:value-type="float" office:value="240">
            <text:p>240</text:p>
          </table:table-cell>
          <table:table-cell office:value-type="float" office:value="4.02">
            <text:p>4.02</text:p>
          </table:table-cell>
          <table:table-cell office:value-type="float" office:value="3.73">
            <text:p>3.73</text:p>
          </table:table-cell>
          <table:table-cell table:formula="of:=([.K26]+[.L26])/2" office:value-type="float" office:value="3.875">
            <text:p>3.875</text:p>
          </table:table-cell>
          <table:table-cell table:formula="of:= [.M26]*3.14159/180" office:value-type="float" office:value="0.0676314513888889">
            <text:p>0.0676314514</text:p>
          </table:table-cell>
          <table:table-cell table:formula="of:=[.N26] /(1/[.J26])" office:value-type="float" office:value="16.2315483333333">
            <text:p>16.2315483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2">
            <text:p>0.32</text:p>
          </table:table-cell>
          <table:table-cell table:style-name="ce1" office:value-type="float" office:value="0.081">
            <text:p>0.081</text:p>
          </table:table-cell>
          <table:table-cell table:style-name="ce1" office:value-type="float" office:value="39.93">
            <text:p>39.93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40.54">
            <text:p>40.54</text:p>
          </table:table-cell>
          <table:table-cell table:formula="of:=([.D27]-[.F27])/([.E27]-[.G27])" office:value-type="float" office:value="-0.114754098360656">
            <text:p>-0.1147540984</text:p>
          </table:table-cell>
          <table:table-cell/>
          <table:table-cell office:value-type="float" office:value="240">
            <text:p>240</text:p>
          </table:table-cell>
          <table:table-cell office:value-type="float" office:value="2.66">
            <text:p>2.66</text:p>
          </table:table-cell>
          <table:table-cell office:value-type="float" office:value="2.79">
            <text:p>2.79</text:p>
          </table:table-cell>
          <table:table-cell table:formula="of:=([.K27]+[.L27])/2" office:value-type="float" office:value="2.725">
            <text:p>2.725</text:p>
          </table:table-cell>
          <table:table-cell table:formula="of:= [.M27]*3.14159/180" office:value-type="float" office:value="0.0475601819444444">
            <text:p>0.0475601819</text:p>
          </table:table-cell>
          <table:table-cell table:formula="of:=[.N27] /(1/[.J27])" office:value-type="float" office:value="11.4144436666667">
            <text:p>11.4144436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78">
            <text:p>0.278</text:p>
          </table:table-cell>
          <table:table-cell table:style-name="ce1" office:value-type="float" office:value="0.173">
            <text:p>0.173</text:p>
          </table:table-cell>
          <table:table-cell table:style-name="ce1" office:value-type="float" office:value="48.3">
            <text:p>48.3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49.86">
            <text:p>49.86</text:p>
          </table:table-cell>
          <table:table-cell table:formula="of:=([.D28]-[.F28])/([.E28]-[.G28])" office:value-type="float" office:value="-0.0878205128205127">
            <text:p>-0.0878205128</text:p>
          </table:table-cell>
          <table:table-cell/>
          <table:table-cell office:value-type="float" office:value="240">
            <text:p>240</text:p>
          </table:table-cell>
          <table:table-cell office:value-type="float" office:value="2.28">
            <text:p>2.28</text:p>
          </table:table-cell>
          <table:table-cell office:value-type="float" office:value="2.35">
            <text:p>2.35</text:p>
          </table:table-cell>
          <table:table-cell table:formula="of:=([.K28]+[.L28])/2" office:value-type="float" office:value="2.315">
            <text:p>2.315</text:p>
          </table:table-cell>
          <table:table-cell table:formula="of:= [.M28]*3.14159/180" office:value-type="float" office:value="0.0404043380555556">
            <text:p>0.0404043381</text:p>
          </table:table-cell>
          <table:table-cell table:formula="of:=[.N28] /(1/[.J28])" office:value-type="float" office:value="9.69704113333333">
            <text:p>9.6970411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2">
            <text:p>0.242</text:p>
          </table:table-cell>
          <table:table-cell table:style-name="ce1" office:value-type="float" office:value="0.115">
            <text:p>0.115</text:p>
          </table:table-cell>
          <table:table-cell table:style-name="ce1" office:value-type="float" office:value="57.64">
            <text:p>57.64</text:p>
          </table:table-cell>
          <table:table-cell table:style-name="ce1" office:value-type="float" office:value="0.025">
            <text:p>0.025</text:p>
          </table:table-cell>
          <table:table-cell table:style-name="ce1" office:value-type="float" office:value="58.76">
            <text:p>58.76</text:p>
          </table:table-cell>
          <table:table-cell table:formula="of:=([.D29]-[.F29])/([.E29]-[.G29])" office:value-type="float" office:value="-0.080357142857143">
            <text:p>-0.0803571429</text:p>
          </table:table-cell>
          <table:table-cell/>
          <table:table-cell office:value-type="float" office:value="240">
            <text:p>240</text:p>
          </table:table-cell>
          <table:table-cell office:value-type="float" office:value="2.15">
            <text:p>2.15</text:p>
          </table:table-cell>
          <table:table-cell office:value-type="float" office:value="2.38">
            <text:p>2.38</text:p>
          </table:table-cell>
          <table:table-cell table:formula="of:=([.K29]+[.L29])/2" office:value-type="float" office:value="2.265">
            <text:p>2.265</text:p>
          </table:table-cell>
          <table:table-cell table:formula="of:= [.M29]*3.14159/180" office:value-type="float" office:value="0.0395316741666667">
            <text:p>0.0395316742</text:p>
          </table:table-cell>
          <table:table-cell table:formula="of:=[.N29] /(1/[.J29])" office:value-type="float" office:value="9.4876018">
            <text:p>9.4876018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199">
            <text:p>0.199</text:p>
          </table:table-cell>
          <table:table-cell table:style-name="ce1" office:value-type="float" office:value="0.091">
            <text:p>0.091</text:p>
          </table:table-cell>
          <table:table-cell table:style-name="ce1" office:value-type="float" office:value="66.12">
            <text:p>66.1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67.1">
            <text:p>67.1</text:p>
          </table:table-cell>
          <table:table-cell table:formula="of:=([.D30]-[.F30])/([.E30]-[.G30])" office:value-type="float" office:value="-0.0795918367346947">
            <text:p>-0.0795918367</text:p>
          </table:table-cell>
          <table:table-cell/>
          <table:table-cell office:value-type="float" office:value="240">
            <text:p>240</text:p>
          </table:table-cell>
          <table:table-cell office:value-type="float" office:value="2.18">
            <text:p>2.18</text:p>
          </table:table-cell>
          <table:table-cell office:value-type="float" office:value="2.19">
            <text:p>2.19</text:p>
          </table:table-cell>
          <table:table-cell table:formula="of:=([.K30]+[.L30])/2" office:value-type="float" office:value="2.185">
            <text:p>2.185</text:p>
          </table:table-cell>
          <table:table-cell table:formula="of:= [.M30]*3.14159/180" office:value-type="float" office:value="0.0381354119444444">
            <text:p>0.0381354119</text:p>
          </table:table-cell>
          <table:table-cell table:formula="of:=[.N30] /(1/[.J30])" office:value-type="float" office:value="9.15249886666667">
            <text:p>9.1524988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66">
            <text:p>0.166</text:p>
          </table:table-cell>
          <table:table-cell table:style-name="ce1" office:value-type="float" office:value="0.068">
            <text:p>0.068</text:p>
          </table:table-cell>
          <table:table-cell table:style-name="ce1" office:value-type="float" office:value="73.72">
            <text:p>73.7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74.46">
            <text:p>74.46</text:p>
          </table:table-cell>
          <table:table-cell table:formula="of:=([.D31]-[.F31])/([.E31]-[.G31])" office:value-type="float" office:value="-0.0743243243243248">
            <text:p>-0.0743243243</text:p>
          </table:table-cell>
          <table:table-cell/>
          <table:table-cell office:value-type="float" office:value="240">
            <text:p>240</text:p>
          </table:table-cell>
          <table:table-cell office:value-type="float" office:value="1.64">
            <text:p>1.64</text:p>
          </table:table-cell>
          <table:table-cell office:value-type="float" office:value="2.13">
            <text:p>2.13</text:p>
          </table:table-cell>
          <table:table-cell table:formula="of:=([.K31]+[.L31])/2" office:value-type="float" office:value="1.885">
            <text:p>1.885</text:p>
          </table:table-cell>
          <table:table-cell table:formula="of:= [.M31]*3.14159/180" office:value-type="float" office:value="0.0328994286111111">
            <text:p>0.0328994286</text:p>
          </table:table-cell>
          <table:table-cell table:formula="of:=[.N31] /(1/[.J31])" office:value-type="float" office:value="7.89586286666667">
            <text:p>7.8958628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35">
            <text:p>0.135</text:p>
          </table:table-cell>
          <table:table-cell table:style-name="ce1" office:value-type="float" office:value="0.061">
            <text:p>0.061</text:p>
          </table:table-cell>
          <table:table-cell table:style-name="ce1" office:value-type="float" office:value="80.58">
            <text:p>80.58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81.46">
            <text:p>81.46</text:p>
          </table:table-cell>
          <table:table-cell table:formula="of:=([.D32]-[.F32])/([.E32]-[.G32])" office:value-type="float" office:value="-0.0659090909090912">
            <text:p>-0.0659090909</text:p>
          </table:table-cell>
          <table:table-cell/>
          <table:table-cell office:value-type="float" office:value="240">
            <text:p>240</text:p>
          </table:table-cell>
          <table:table-cell table:number-columns-repeated="2" office:value-type="float" office:value="1.55">
            <text:p>1.55</text:p>
          </table:table-cell>
          <table:table-cell table:formula="of:=([.K32]+[.L32])/2" office:value-type="float" office:value="1.55">
            <text:p>1.55</text:p>
          </table:table-cell>
          <table:table-cell table:formula="of:= [.M32]*3.14159/180" office:value-type="float" office:value="0.0270525805555556">
            <text:p>0.0270525806</text:p>
          </table:table-cell>
          <table:table-cell table:formula="of:=[.N32] /(1/[.J32])" office:value-type="float" office:value="6.49261933333333">
            <text:p>6.4926193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16">
            <text:p>0.116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87.06">
            <text:p>87.06</text:p>
          </table:table-cell>
          <table:table-cell table:style-name="ce1" office:value-type="float" office:value="-0.001">
            <text:p>-0.001</text:p>
          </table:table-cell>
          <table:table-cell table:style-name="ce1" office:value-type="float" office:value="87.88">
            <text:p>87.88</text:p>
          </table:table-cell>
          <table:table-cell table:formula="of:=([.D33]-[.F33])/([.E33]-[.G33])" office:value-type="float" office:value="-0.0548780487804883">
            <text:p>-0.0548780488</text:p>
          </table:table-cell>
          <table:table-cell/>
          <table:table-cell office:value-type="float" office:value="240">
            <text:p>240</text:p>
          </table:table-cell>
          <table:table-cell office:value-type="float" office:value="3.21">
            <text:p>3.21</text:p>
          </table:table-cell>
          <table:table-cell office:value-type="float" office:value="0">
            <text:p>0</text:p>
          </table:table-cell>
          <table:table-cell table:formula="of:=([.K33]+[.L33])/2" office:value-type="float" office:value="1.605">
            <text:p>1.605</text:p>
          </table:table-cell>
          <table:table-cell table:formula="of:= [.M33]*3.14159/180" office:value-type="float" office:value="0.0280125108333333">
            <text:p>0.0280125108</text:p>
          </table:table-cell>
          <table:table-cell table:formula="of:=[.N33] /(1/[.J33])" office:value-type="float" office:value="6.7230026">
            <text:p>6.7230026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01">
            <text:p>0.501</text:p>
          </table:table-cell>
          <table:table-cell table:style-name="ce1" office:value-type="float" office:value="0.262">
            <text:p>0.262</text:p>
          </table:table-cell>
          <table:table-cell table:style-name="ce1" office:value-type="float" office:value="4.82">
            <text:p>4.82</text:p>
          </table:table-cell>
          <table:table-cell table:style-name="ce1" office:value-type="float" office:value="0.045">
            <text:p>0.045</text:p>
          </table:table-cell>
          <table:table-cell table:style-name="ce1" office:value-type="float" office:value="6.48">
            <text:p>6.48</text:p>
          </table:table-cell>
          <table:table-cell table:formula="of:=([.D35]-[.F35])/([.E35]-[.G35])" office:value-type="float" office:value="-0.130722891566265">
            <text:p>-0.1307228916</text:p>
          </table:table-cell>
          <table:table-cell/>
          <table:table-cell office:value-type="float" office:value="120">
            <text:p>120</text:p>
          </table:table-cell>
          <table:table-cell office:value-type="float" office:value="6.05">
            <text:p>6.05</text:p>
          </table:table-cell>
          <table:table-cell office:value-type="float" office:value="7.25">
            <text:p>7.25</text:p>
          </table:table-cell>
          <table:table-cell table:formula="of:=([.K35]+[.L35])/2" office:value-type="float" office:value="6.65">
            <text:p>6.65</text:p>
          </table:table-cell>
          <table:table-cell table:formula="of:= [.M35]*3.14159/180" office:value-type="float" office:value="0.116064297222222">
            <text:p>0.1160642972</text:p>
          </table:table-cell>
          <table:table-cell table:formula="of:=[.N35] /(1/[.J35])" office:value-type="float" office:value="13.9277156666667">
            <text:p>13.9277156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26">
            <text:p>0.426</text:p>
          </table:table-cell>
          <table:table-cell table:style-name="ce1" office:value-type="float" office:value="0.258">
            <text:p>0.258</text:p>
          </table:table-cell>
          <table:table-cell table:style-name="ce1" office:value-type="float" office:value="16.52">
            <text:p>16.52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18.38">
            <text:p>18.38</text:p>
          </table:table-cell>
          <table:table-cell table:formula="of:=([.D36]-[.F36])/([.E36]-[.G36])" office:value-type="float" office:value="-0.120967741935484">
            <text:p>-0.1209677419</text:p>
          </table:table-cell>
          <table:table-cell/>
          <table:table-cell office:value-type="float" office:value="120">
            <text:p>120</text:p>
          </table:table-cell>
          <table:table-cell office:value-type="float" office:value="6.07">
            <text:p>6.07</text:p>
          </table:table-cell>
          <table:table-cell office:value-type="float" office:value="6.48">
            <text:p>6.48</text:p>
          </table:table-cell>
          <table:table-cell table:formula="of:=([.K36]+[.L36])/2" office:value-type="float" office:value="6.275">
            <text:p>6.275</text:p>
          </table:table-cell>
          <table:table-cell table:formula="of:= [.M36]*3.14159/180" office:value-type="float" office:value="0.109519318055556">
            <text:p>0.1095193181</text:p>
          </table:table-cell>
          <table:table-cell table:formula="of:=[.N36] /(1/[.J36])" office:value-type="float" office:value="13.1423181666667">
            <text:p>13.1423181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75">
            <text:p>0.375</text:p>
          </table:table-cell>
          <table:table-cell table:style-name="ce1" office:value-type="float" office:value="0.228">
            <text:p>0.228</text:p>
          </table:table-cell>
          <table:table-cell table:style-name="ce1" office:value-type="float" office:value="27.78">
            <text:p>27.78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29.52">
            <text:p>29.52</text:p>
          </table:table-cell>
          <table:table-cell table:formula="of:=([.D37]-[.F37])/([.E37]-[.G37])" office:value-type="float" office:value="-0.110344827586207">
            <text:p>-0.1103448276</text:p>
          </table:table-cell>
          <table:table-cell/>
          <table:table-cell office:value-type="float" office:value="120">
            <text:p>120</text:p>
          </table:table-cell>
          <table:table-cell office:value-type="float" office:value="6.77">
            <text:p>6.77</text:p>
          </table:table-cell>
          <table:table-cell office:value-type="float" office:value="7.33">
            <text:p>7.33</text:p>
          </table:table-cell>
          <table:table-cell table:formula="of:=([.K37]+[.L37])/2" office:value-type="float" office:value="7.05">
            <text:p>7.05</text:p>
          </table:table-cell>
          <table:table-cell table:formula="of:= [.M37]*3.14159/180" office:value-type="float" office:value="0.123045608333333">
            <text:p>0.1230456083</text:p>
          </table:table-cell>
          <table:table-cell table:formula="of:=[.N37] /(1/[.J37])" office:value-type="float" office:value="14.765473">
            <text:p>14.76547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0.329">
            <text:p>0.329</text:p>
          </table:table-cell>
          <table:table-cell table:style-name="ce1" office:value-type="float" office:value="0.233">
            <text:p>0.233</text:p>
          </table:table-cell>
          <table:table-cell table:style-name="ce1" office:value-type="float" office:value="37.6">
            <text:p>37.6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39.64">
            <text:p>39.64</text:p>
          </table:table-cell>
          <table:table-cell table:formula="of:=([.D38]-[.F38])/([.E38]-[.G38])" office:value-type="float" office:value="-0.0946078431372549">
            <text:p>-0.0946078431</text:p>
          </table:table-cell>
          <table:table-cell/>
          <table:table-cell office:value-type="float" office:value="120">
            <text:p>120</text:p>
          </table:table-cell>
          <table:table-cell office:value-type="float" office:value="5.58">
            <text:p>5.58</text:p>
          </table:table-cell>
          <table:table-cell office:value-type="float" office:value="5.52">
            <text:p>5.52</text:p>
          </table:table-cell>
          <table:table-cell table:formula="of:=([.K38]+[.L38])/2" office:value-type="float" office:value="5.55">
            <text:p>5.55</text:p>
          </table:table-cell>
          <table:table-cell table:formula="of:= [.M38]*3.14159/180" office:value-type="float" office:value="0.0968656916666667">
            <text:p>0.0968656917</text:p>
          </table:table-cell>
          <table:table-cell table:formula="of:=[.N38] /(1/[.J38])" office:value-type="float" office:value="11.623883">
            <text:p>11.62388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87">
            <text:p>0.287</text:p>
          </table:table-cell>
          <table:table-cell table:style-name="ce1" office:value-type="float" office:value="0.134">
            <text:p>0.134</text:p>
          </table:table-cell>
          <table:table-cell table:style-name="ce1" office:value-type="float" office:value="48.16">
            <text:p>48.16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49.1">
            <text:p>49.1</text:p>
          </table:table-cell>
          <table:table-cell table:formula="of:=([.D39]-[.F39])/([.E39]-[.G39])" office:value-type="float" office:value="-0.086170212765957">
            <text:p>-0.0861702128</text:p>
          </table:table-cell>
          <table:table-cell/>
          <table:table-cell office:value-type="float" office:value="120">
            <text:p>120</text:p>
          </table:table-cell>
          <table:table-cell office:value-type="float" office:value="4.21">
            <text:p>4.21</text:p>
          </table:table-cell>
          <table:table-cell office:value-type="float" office:value="4.94">
            <text:p>4.94</text:p>
          </table:table-cell>
          <table:table-cell table:formula="of:=([.K39]+[.L39])/2" office:value-type="float" office:value="4.575">
            <text:p>4.575</text:p>
          </table:table-cell>
          <table:table-cell table:formula="of:= [.M39]*3.14159/180" office:value-type="float" office:value="0.0798487458333333">
            <text:p>0.0798487458</text:p>
          </table:table-cell>
          <table:table-cell table:formula="of:=[.N39] /(1/[.J39])" office:value-type="float" office:value="9.5818495">
            <text:p>9.5818495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3">
            <text:p>0.243</text:p>
          </table:table-cell>
          <table:table-cell table:style-name="ce1" office:value-type="float" office:value="0.161">
            <text:p>0.161</text:p>
          </table:table-cell>
          <table:table-cell table:style-name="ce1" office:value-type="float" office:value="56.4">
            <text:p>56.4</text:p>
          </table:table-cell>
          <table:table-cell table:style-name="ce1" office:value-type="float" office:value="0.043">
            <text:p>0.043</text:p>
          </table:table-cell>
          <table:table-cell table:style-name="ce1" office:value-type="float" office:value="57.92">
            <text:p>57.92</text:p>
          </table:table-cell>
          <table:table-cell table:formula="of:=([.D40]-[.F40])/([.E40]-[.G40])" office:value-type="float" office:value="-0.0776315789473683">
            <text:p>-0.0776315789</text:p>
          </table:table-cell>
          <table:table-cell/>
          <table:table-cell office:value-type="float" office:value="120">
            <text:p>120</text:p>
          </table:table-cell>
          <table:table-cell office:value-type="float" office:value="4.53">
            <text:p>4.53</text:p>
          </table:table-cell>
          <table:table-cell office:value-type="float" office:value="3.68">
            <text:p>3.68</text:p>
          </table:table-cell>
          <table:table-cell table:formula="of:=([.K40]+[.L40])/2" office:value-type="float" office:value="4.105">
            <text:p>4.105</text:p>
          </table:table-cell>
          <table:table-cell table:formula="of:= [.M40]*3.14159/180" office:value-type="float" office:value="0.0716457052777778">
            <text:p>0.0716457053</text:p>
          </table:table-cell>
          <table:table-cell table:formula="of:=[.N40] /(1/[.J40])" office:value-type="float" office:value="8.59748463333333">
            <text:p>8.5974846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202">
            <text:p>0.202</text:p>
          </table:table-cell>
          <table:table-cell table:style-name="ce1" office:value-type="float" office:value="0.072">
            <text:p>0.072</text:p>
          </table:table-cell>
          <table:table-cell table:style-name="ce1" office:value-type="float" office:value="65.68">
            <text:p>65.68</text:p>
          </table:table-cell>
          <table:table-cell table:style-name="ce1" office:value-type="float" office:value="0.043">
            <text:p>0.043</text:p>
          </table:table-cell>
          <table:table-cell table:style-name="ce1" office:value-type="float" office:value="66.06">
            <text:p>66.06</text:p>
          </table:table-cell>
          <table:table-cell table:formula="of:=([.D41]-[.F41])/([.E41]-[.G41])" office:value-type="float" office:value="-0.0763157894736851">
            <text:p>-0.0763157895</text:p>
          </table:table-cell>
          <table:table-cell/>
          <table:table-cell office:value-type="float" office:value="120">
            <text:p>120</text:p>
          </table:table-cell>
          <table:table-cell office:value-type="float" office:value="3.68">
            <text:p>3.68</text:p>
          </table:table-cell>
          <table:table-cell office:value-type="float" office:value="4.24">
            <text:p>4.24</text:p>
          </table:table-cell>
          <table:table-cell table:formula="of:=([.K41]+[.L41])/2" office:value-type="float" office:value="3.96">
            <text:p>3.96</text:p>
          </table:table-cell>
          <table:table-cell table:formula="of:= [.M41]*3.14159/180" office:value-type="float" office:value="0.06911498">
            <text:p>0.06911498</text:p>
          </table:table-cell>
          <table:table-cell table:formula="of:=[.N41] /(1/[.J41])" office:value-type="float" office:value="8.2937976">
            <text:p>8.2937976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1">
            <text:p>0.171</text:p>
          </table:table-cell>
          <table:table-cell table:style-name="ce1" office:value-type="float" office:value="0.117">
            <text:p>0.117</text:p>
          </table:table-cell>
          <table:table-cell table:style-name="ce1" office:value-type="float" office:value="72.18">
            <text:p>72.18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73.18">
            <text:p>73.18</text:p>
          </table:table-cell>
          <table:table-cell table:formula="of:=([.D42]-[.F42])/([.E42]-[.G42])" office:value-type="float" office:value="-0.073">
            <text:p>-0.073</text:p>
          </table:table-cell>
          <table:table-cell/>
          <table:table-cell office:value-type="float" office:value="120">
            <text:p>120</text:p>
          </table:table-cell>
          <table:table-cell office:value-type="float" office:value="3.91">
            <text:p>3.91</text:p>
          </table:table-cell>
          <table:table-cell office:value-type="float" office:value="4.04">
            <text:p>4.04</text:p>
          </table:table-cell>
          <table:table-cell table:formula="of:=([.K42]+[.L42])/2" office:value-type="float" office:value="3.975">
            <text:p>3.975</text:p>
          </table:table-cell>
          <table:table-cell table:formula="of:= [.M42]*3.14159/180" office:value-type="float" office:value="0.0693767791666667">
            <text:p>0.0693767792</text:p>
          </table:table-cell>
          <table:table-cell table:formula="of:=[.N42] /(1/[.J42])" office:value-type="float" office:value="8.3252135">
            <text:p>8.3252135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36">
            <text:p>0.136</text:p>
          </table:table-cell>
          <table:table-cell table:style-name="ce1" office:value-type="float" office:value="0.066">
            <text:p>0.066</text:p>
          </table:table-cell>
          <table:table-cell table:style-name="ce1" office:value-type="float" office:value="79.86">
            <text:p>79.8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80.7">
            <text:p>80.7</text:p>
          </table:table-cell>
          <table:table-cell table:formula="of:=([.D43]-[.F43])/([.E43]-[.G43])" office:value-type="float" office:value="-0.0619047619047617">
            <text:p>-0.0619047619</text:p>
          </table:table-cell>
          <table:table-cell/>
          <table:table-cell office:value-type="float" office:value="120">
            <text:p>120</text:p>
          </table:table-cell>
          <table:table-cell office:value-type="float" office:value="3.13">
            <text:p>3.13</text:p>
          </table:table-cell>
          <table:table-cell office:value-type="float" office:value="2.98">
            <text:p>2.98</text:p>
          </table:table-cell>
          <table:table-cell table:formula="of:=([.K43]+[.L43])/2" office:value-type="float" office:value="3.055">
            <text:p>3.055</text:p>
          </table:table-cell>
          <table:table-cell table:formula="of:= [.M43]*3.14159/180" office:value-type="float" office:value="0.0533197636111111">
            <text:p>0.0533197636</text:p>
          </table:table-cell>
          <table:table-cell table:formula="of:=[.N43] /(1/[.J43])" office:value-type="float" office:value="6.39837163333333">
            <text:p>6.3983716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25">
            <text:p>0.125</text:p>
          </table:table-cell>
          <table:table-cell table:style-name="ce1" office:value-type="float" office:value="0.082">
            <text:p>0.082</text:p>
          </table:table-cell>
          <table:table-cell table:style-name="ce1" office:value-type="float" office:value="85.76">
            <text:p>85.7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86.94">
            <text:p>86.94</text:p>
          </table:table-cell>
          <table:table-cell table:formula="of:=([.D44]-[.F44])/([.E44]-[.G44])" office:value-type="float" office:value="-0.0576271186440682">
            <text:p>-0.0576271186</text:p>
          </table:table-cell>
          <table:table-cell/>
          <table:table-cell office:value-type="float" office:value="120">
            <text:p>120</text:p>
          </table:table-cell>
          <table:table-cell office:value-type="float" office:value="3.18">
            <text:p>3.18</text:p>
          </table:table-cell>
          <table:table-cell office:value-type="float" office:value="3.5">
            <text:p>3.5</text:p>
          </table:table-cell>
          <table:table-cell table:formula="of:=([.K44]+[.L44])/2" office:value-type="float" office:value="3.34">
            <text:p>3.34</text:p>
          </table:table-cell>
          <table:table-cell table:formula="of:= [.M44]*3.14159/180" office:value-type="float" office:value="0.0582939477777778">
            <text:p>0.0582939478</text:p>
          </table:table-cell>
          <table:table-cell table:formula="of:=[.N44] /(1/[.J44])" office:value-type="float" office:value="6.99527373333333">
            <text:p>6.9952737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96">
            <text:p>0.096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91.54">
            <text:p>91.54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92.84">
            <text:p>92.84</text:p>
          </table:table-cell>
          <table:table-cell table:formula="of:=([.D45]-[.F45])/([.E45]-[.G45])" office:value-type="float" office:value="-0.056923076923077">
            <text:p>-0.0569230769</text:p>
          </table:table-cell>
          <table:table-cell/>
          <table:table-cell office:value-type="float" office:value="120">
            <text:p>120</text:p>
          </table:table-cell>
          <table:table-cell office:value-type="float" office:value="2.78">
            <text:p>2.78</text:p>
          </table:table-cell>
          <table:table-cell office:value-type="float" office:value="2.55">
            <text:p>2.55</text:p>
          </table:table-cell>
          <table:table-cell table:formula="of:=([.K45]+[.L45])/2" office:value-type="float" office:value="2.665">
            <text:p>2.665</text:p>
          </table:table-cell>
          <table:table-cell table:formula="of:= [.M45]*3.14159/180" office:value-type="float" office:value="0.0465129852777778">
            <text:p>0.0465129853</text:p>
          </table:table-cell>
          <table:table-cell table:formula="of:=[.N45] /(1/[.J45])" office:value-type="float" office:value="5.58155823333333">
            <text:p>5.5815582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81">
            <text:p>0.081</text:p>
          </table:table-cell>
          <table:table-cell table:style-name="ce1" office:value-type="float" office:value="0.088">
            <text:p>0.088</text:p>
          </table:table-cell>
          <table:table-cell table:style-name="ce1" office:value-type="float" office:value="96.66">
            <text:p>96.66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98.14">
            <text:p>98.14</text:p>
          </table:table-cell>
          <table:table-cell table:formula="of:=([.D46]-[.F46])/([.E46]-[.G46])" office:value-type="float" office:value="-0.0560810810810809">
            <text:p>-0.0560810811</text:p>
          </table:table-cell>
          <table:table-cell/>
          <table:table-cell office:value-type="float" office:value="120">
            <text:p>120</text:p>
          </table:table-cell>
          <table:table-cell office:value-type="float" office:value="2.58">
            <text:p>2.58</text:p>
          </table:table-cell>
          <table:table-cell office:value-type="float" office:value="2.45">
            <text:p>2.45</text:p>
          </table:table-cell>
          <table:table-cell table:formula="of:=([.K46]+[.L46])/2" office:value-type="float" office:value="2.515">
            <text:p>2.515</text:p>
          </table:table-cell>
          <table:table-cell table:formula="of:= [.M46]*3.14159/180" office:value-type="float" office:value="0.0438949936111111">
            <text:p>0.0438949936</text:p>
          </table:table-cell>
          <table:table-cell table:formula="of:=[.N46] /(1/[.J46])" office:value-type="float" office:value="5.26739923333333">
            <text:p>5.2673992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63">
            <text:p>0.063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102.36">
            <text:p>102.36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102.96">
            <text:p>102.96</text:p>
          </table:table-cell>
          <table:table-cell table:formula="of:=([.D47]-[.F47])/([.E47]-[.G47])" office:value-type="float" office:value="-0.0516666666666672">
            <text:p>-0.05166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2.1">
            <text:p>2.1</text:p>
          </table:table-cell>
          <table:table-cell office:value-type="float" office:value="2.27">
            <text:p>2.27</text:p>
          </table:table-cell>
          <table:table-cell table:formula="of:=([.K47]+[.L47])/2" office:value-type="float" office:value="2.185">
            <text:p>2.185</text:p>
          </table:table-cell>
          <table:table-cell table:formula="of:= [.M47]*3.14159/180" office:value-type="float" office:value="0.0381354119444444">
            <text:p>0.0381354119</text:p>
          </table:table-cell>
          <table:table-cell table:formula="of:=[.N47] /(1/[.J47])" office:value-type="float" office:value="4.57624943333333">
            <text:p>4.5762494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49">
            <text:p>0.049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106.58">
            <text:p>106.58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107.34">
            <text:p>107.34</text:p>
          </table:table-cell>
          <table:table-cell table:formula="of:=([.D48]-[.F48])/([.E48]-[.G48])" office:value-type="float" office:value="-0.0434210526315787">
            <text:p>-0.0434210526</text:p>
          </table:table-cell>
          <table:table-cell/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.16">
            <text:p>2.16</text:p>
          </table:table-cell>
          <table:table-cell table:formula="of:=([.K48]+[.L48])/2" office:value-type="float" office:value="2.08">
            <text:p>2.08</text:p>
          </table:table-cell>
          <table:table-cell table:formula="of:= [.M48]*3.14159/180" office:value-type="float" office:value="0.0363028177777778">
            <text:p>0.0363028178</text:p>
          </table:table-cell>
          <table:table-cell table:formula="of:=[.N48] /(1/[.J48])" office:value-type="float" office:value="4.35633813333333">
            <text:p>4.3563381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110.32">
            <text:p>110.32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111.1">
            <text:p>111.1</text:p>
          </table:table-cell>
          <table:table-cell table:formula="of:=([.D49]-[.F49])/([.E49]-[.G49])" office:value-type="float" office:value="-0.0358974358974358">
            <text:p>-0.0358974359</text:p>
          </table:table-cell>
          <table:table-cell/>
          <table:table-cell office:value-type="float" office:value="120">
            <text:p>120</text:p>
          </table:table-cell>
          <table:table-cell office:value-type="float" office:value="3.63">
            <text:p>3.63</text:p>
          </table:table-cell>
          <table:table-cell office:value-type="float" office:value="0">
            <text:p>0</text:p>
          </table:table-cell>
          <table:table-cell table:formula="of:=([.K49]+[.L49])/2" office:value-type="float" office:value="1.815">
            <text:p>1.815</text:p>
          </table:table-cell>
          <table:table-cell table:formula="of:= [.M49]*3.14159/180" office:value-type="float" office:value="0.0316776991666667">
            <text:p>0.0316776992</text:p>
          </table:table-cell>
          <table:table-cell table:formula="of:=[.N49] /(1/[.J49])" office:value-type="float" office:value="3.8013239">
            <text:p>3.8013239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0.035">
            <text:p>0.035</text:p>
          </table:table-cell>
          <table:table-cell table:style-name="ce1" office:value-type="float" office:value="113.84">
            <text:p>113.84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114.86">
            <text:p>114.86</text:p>
          </table:table-cell>
          <table:table-cell table:formula="of:=([.D50]-[.F50])/([.E50]-[.G50])" office:value-type="float" office:value="-0.0333333333333335">
            <text:p>-0.03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2.96">
            <text:p>2.96</text:p>
          </table:table-cell>
          <table:table-cell office:value-type="float" office:value="0">
            <text:p>0</text:p>
          </table:table-cell>
          <table:table-cell table:formula="of:=([.K50]+[.L50])/2" office:value-type="float" office:value="1.48">
            <text:p>1.48</text:p>
          </table:table-cell>
          <table:table-cell table:formula="of:= [.M50]*3.14159/180" office:value-type="float" office:value="0.0258308511111111">
            <text:p>0.0258308511</text:p>
          </table:table-cell>
          <table:table-cell table:formula="of:=[.N50] /(1/[.J50])" office:value-type="float" office:value="3.09970213333333">
            <text:p>3.0997021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0.023">
            <text:p>0.023</text:p>
          </table:table-cell>
          <table:table-cell table:style-name="ce1" office:value-type="float" office:value="117.58">
            <text:p>117.58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118.18">
            <text:p>118.18</text:p>
          </table:table-cell>
          <table:table-cell table:formula="of:=([.D51]-[.F51])/([.E51]-[.G51])" office:value-type="float" office:value="-0.0299999999999996">
            <text:p>-0.03</text:p>
          </table:table-cell>
          <table:table-cell/>
          <table:table-cell office:value-type="float" office:value="120">
            <text:p>120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table:formula="of:=([.K51]+[.L51])/2" office:value-type="float" office:value="1.325">
            <text:p>1.325</text:p>
          </table:table-cell>
          <table:table-cell table:formula="of:= [.M51]*3.14159/180" office:value-type="float" office:value="0.0231255930555556">
            <text:p>0.0231255931</text:p>
          </table:table-cell>
          <table:table-cell table:formula="of:=[.N51] /(1/[.J51])" office:value-type="float" office:value="2.77507116666667">
            <text:p>2.7750711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94">
            <text:p>0.494</text:p>
          </table:table-cell>
          <table:table-cell table:style-name="ce1" office:value-type="float" office:value="0.074">
            <text:p>0.074</text:p>
          </table:table-cell>
          <table:table-cell table:style-name="ce1" office:value-type="float" office:value="6.88">
            <text:p>6.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44">
            <text:p>7.44</text:p>
          </table:table-cell>
          <table:table-cell table:formula="of:=([.D53]-[.F53])/([.E53]-[.G53])" office:value-type="float" office:value="-0.132142857142857">
            <text:p>-0.1321428571</text:p>
          </table:table-cell>
          <table:table-cell/>
          <table:table-cell office:value-type="float" office:value="120">
            <text:p>120</text:p>
          </table:table-cell>
          <table:table-cell office:value-type="float" office:value="6.18">
            <text:p>6.18</text:p>
          </table:table-cell>
          <table:table-cell office:value-type="float" office:value="6.84">
            <text:p>6.84</text:p>
          </table:table-cell>
          <table:table-cell table:formula="of:=([.K53]+[.L53])/2" office:value-type="float" office:value="6.51">
            <text:p>6.51</text:p>
          </table:table-cell>
          <table:table-cell table:formula="of:= [.M53]*3.14159/180" office:value-type="float" office:value="0.113620838333333">
            <text:p>0.1136208383</text:p>
          </table:table-cell>
          <table:table-cell table:formula="of:=[.N53] /(1/[.J53])" office:value-type="float" office:value="13.6345006">
            <text:p>13.6345006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14">
            <text:p>0.414</text:p>
          </table:table-cell>
          <table:table-cell table:style-name="ce1" office:value-type="float" office:value="0.074">
            <text:p>0.074</text:p>
          </table:table-cell>
          <table:table-cell table:style-name="ce1" office:value-type="float" office:value="18.66">
            <text:p>18.66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19">
            <text:p>19</text:p>
          </table:table-cell>
          <table:table-cell table:formula="of:=([.D54]-[.F54])/([.E54]-[.G54])" office:value-type="float" office:value="-0.123529411764706">
            <text:p>-0.1235294118</text:p>
          </table:table-cell>
          <table:table-cell/>
          <table:table-cell office:value-type="float" office:value="120">
            <text:p>120</text:p>
          </table:table-cell>
          <table:table-cell office:value-type="float" office:value="6.56">
            <text:p>6.56</text:p>
          </table:table-cell>
          <table:table-cell office:value-type="float" office:value="6.34">
            <text:p>6.34</text:p>
          </table:table-cell>
          <table:table-cell table:formula="of:=([.K54]+[.L54])/2" office:value-type="float" office:value="6.45">
            <text:p>6.45</text:p>
          </table:table-cell>
          <table:table-cell table:formula="of:= [.M54]*3.14159/180" office:value-type="float" office:value="0.112573641666667">
            <text:p>0.1125736417</text:p>
          </table:table-cell>
          <table:table-cell table:formula="of:=[.N54] /(1/[.J54])" office:value-type="float" office:value="13.508837">
            <text:p>13.50883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6">
            <text:p>0.36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29.56">
            <text:p>29.56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30.22">
            <text:p>30.22</text:p>
          </table:table-cell>
          <table:table-cell table:formula="of:=([.D55]-[.F55])/([.E55]-[.G55])" office:value-type="float" office:value="-0.116666666666667">
            <text:p>-0.11666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5.56">
            <text:p>5.56</text:p>
          </table:table-cell>
          <table:table-cell office:value-type="float" office:value="5.89">
            <text:p>5.89</text:p>
          </table:table-cell>
          <table:table-cell table:formula="of:=([.K55]+[.L55])/2" office:value-type="float" office:value="5.725">
            <text:p>5.725</text:p>
          </table:table-cell>
          <table:table-cell table:formula="of:= [.M55]*3.14159/180" office:value-type="float" office:value="0.0999200152777778">
            <text:p>0.0999200153</text:p>
          </table:table-cell>
          <table:table-cell table:formula="of:=[.N55] /(1/[.J55])" office:value-type="float" office:value="11.9904018333333">
            <text:p>11.9904018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2">
            <text:p>0.32</text:p>
          </table:table-cell>
          <table:table-cell table:style-name="ce1" office:value-type="float" office:value="0.088">
            <text:p>0.088</text:p>
          </table:table-cell>
          <table:table-cell table:style-name="ce1" office:value-type="float" office:value="39.62">
            <text:p>39.62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40.28">
            <text:p>40.28</text:p>
          </table:table-cell>
          <table:table-cell table:formula="of:=([.D56]-[.F56])/([.E56]-[.G56])" office:value-type="float" office:value="-0.112121212121211">
            <text:p>-0.1121212121</text:p>
          </table:table-cell>
          <table:table-cell/>
          <table:table-cell office:value-type="float" office:value="120">
            <text:p>120</text:p>
          </table:table-cell>
          <table:table-cell office:value-type="float" office:value="5.41">
            <text:p>5.41</text:p>
          </table:table-cell>
          <table:table-cell office:value-type="float" office:value="5.43">
            <text:p>5.43</text:p>
          </table:table-cell>
          <table:table-cell table:formula="of:=([.K56]+[.L56])/2" office:value-type="float" office:value="5.42">
            <text:p>5.42</text:p>
          </table:table-cell>
          <table:table-cell table:formula="of:= [.M56]*3.14159/180" office:value-type="float" office:value="0.0945967655555555">
            <text:p>0.0945967656</text:p>
          </table:table-cell>
          <table:table-cell table:formula="of:=[.N56] /(1/[.J56])" office:value-type="float" office:value="11.3516118666667">
            <text:p>11.3516118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0.275">
            <text:p>0.275</text:p>
          </table:table-cell>
          <table:table-cell table:style-name="ce1" office:value-type="float" office:value="0.083">
            <text:p>0.083</text:p>
          </table:table-cell>
          <table:table-cell table:style-name="ce1" office:value-type="float" office:value="49.16">
            <text:p>49.1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49.82">
            <text:p>49.82</text:p>
          </table:table-cell>
          <table:table-cell table:formula="of:=([.D57]-[.F57])/([.E57]-[.G57])" office:value-type="float" office:value="-0.104545454545454">
            <text:p>-0.1045454545</text:p>
          </table:table-cell>
          <table:table-cell/>
          <table:table-cell office:value-type="float" office:value="120">
            <text:p>120</text:p>
          </table:table-cell>
          <table:table-cell office:value-type="float" office:value="4.5">
            <text:p>4.5</text:p>
          </table:table-cell>
          <table:table-cell office:value-type="float" office:value="4.66">
            <text:p>4.66</text:p>
          </table:table-cell>
          <table:table-cell table:formula="of:=([.K57]+[.L57])/2" office:value-type="float" office:value="4.58">
            <text:p>4.58</text:p>
          </table:table-cell>
          <table:table-cell table:formula="of:= [.M57]*3.14159/180" office:value-type="float" office:value="0.0799360122222222">
            <text:p>0.0799360122</text:p>
          </table:table-cell>
          <table:table-cell table:formula="of:=[.N57] /(1/[.J57])" office:value-type="float" office:value="9.59232146666667">
            <text:p>9.5923214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8">
            <text:p>0.248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58.12">
            <text:p>58.12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58.54">
            <text:p>58.54</text:p>
          </table:table-cell>
          <table:table-cell table:formula="of:=([.D58]-[.F58])/([.E58]-[.G58])" office:value-type="float" office:value="-0.0928571428571425">
            <text:p>-0.0928571429</text:p>
          </table:table-cell>
          <table:table-cell/>
          <table:table-cell office:value-type="float" office:value="120">
            <text:p>120</text:p>
          </table:table-cell>
          <table:table-cell office:value-type="float" office:value="4.1">
            <text:p>4.1</text:p>
          </table:table-cell>
          <table:table-cell office:value-type="float" office:value="4.27">
            <text:p>4.27</text:p>
          </table:table-cell>
          <table:table-cell table:formula="of:=([.K58]+[.L58])/2" office:value-type="float" office:value="4.185">
            <text:p>4.185</text:p>
          </table:table-cell>
          <table:table-cell table:formula="of:= [.M58]*3.14159/180" office:value-type="float" office:value="0.0730419675">
            <text:p>0.0730419675</text:p>
          </table:table-cell>
          <table:table-cell table:formula="of:=[.N58] /(1/[.J58])" office:value-type="float" office:value="8.7650361">
            <text:p>8.7650361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215">
            <text:p>0.215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66.08">
            <text:p>66.08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66.64">
            <text:p>66.64</text:p>
          </table:table-cell>
          <table:table-cell table:formula="of:=([.D59]-[.F59])/([.E59]-[.G59])" office:value-type="float" office:value="-0.0839285714285711">
            <text:p>-0.0839285714</text:p>
          </table:table-cell>
          <table:table-cell/>
          <table:table-cell office:value-type="float" office:value="120">
            <text:p>120</text:p>
          </table:table-cell>
          <table:table-cell office:value-type="float" office:value="4.27">
            <text:p>4.27</text:p>
          </table:table-cell>
          <table:table-cell office:value-type="float" office:value="3.86">
            <text:p>3.86</text:p>
          </table:table-cell>
          <table:table-cell table:formula="of:=([.K59]+[.L59])/2" office:value-type="float" office:value="4.065">
            <text:p>4.065</text:p>
          </table:table-cell>
          <table:table-cell table:formula="of:= [.M59]*3.14159/180" office:value-type="float" office:value="0.0709475741666667">
            <text:p>0.0709475742</text:p>
          </table:table-cell>
          <table:table-cell table:formula="of:=[.N59] /(1/[.J59])" office:value-type="float" office:value="8.5137089">
            <text:p>8.5137089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9">
            <text:p>0.179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73.9">
            <text:p>73.9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74.02">
            <text:p>74.02</text:p>
          </table:table-cell>
          <table:table-cell table:formula="of:=([.D60]-[.F60])/([.E60]-[.G60])" office:value-type="float" office:value="-0.08333333333334">
            <text:p>-0.08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55">
            <text:p>3.55</text:p>
          </table:table-cell>
          <table:table-cell office:value-type="float" office:value="3.39">
            <text:p>3.39</text:p>
          </table:table-cell>
          <table:table-cell table:formula="of:=([.K60]+[.L60])/2" office:value-type="float" office:value="3.47">
            <text:p>3.47</text:p>
          </table:table-cell>
          <table:table-cell table:formula="of:= [.M60]*3.14159/180" office:value-type="float" office:value="0.0605628738888889">
            <text:p>0.0605628739</text:p>
          </table:table-cell>
          <table:table-cell table:formula="of:=[.N60] /(1/[.J60])" office:value-type="float" office:value="7.26754486666667">
            <text:p>7.2675448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51">
            <text:p>0.151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80.58">
            <text:p>80.58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80.88">
            <text:p>80.88</text:p>
          </table:table-cell>
          <table:table-cell table:formula="of:=([.D61]-[.F61])/([.E61]-[.G61])" office:value-type="float" office:value="-0.073333333333334">
            <text:p>-0.07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48">
            <text:p>3.48</text:p>
          </table:table-cell>
          <table:table-cell office:value-type="float" office:value="3.06">
            <text:p>3.06</text:p>
          </table:table-cell>
          <table:table-cell table:formula="of:=([.K61]+[.L61])/2" office:value-type="float" office:value="3.27">
            <text:p>3.27</text:p>
          </table:table-cell>
          <table:table-cell table:formula="of:= [.M61]*3.14159/180" office:value-type="float" office:value="0.0570722183333333">
            <text:p>0.0570722183</text:p>
          </table:table-cell>
          <table:table-cell table:formula="of:=[.N61] /(1/[.J61])" office:value-type="float" office:value="6.8486662">
            <text:p>6.8486662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21">
            <text:p>0.121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86.44">
            <text:p>86.44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86.84">
            <text:p>86.84</text:p>
          </table:table-cell>
          <table:table-cell table:formula="of:=([.D62]-[.F62])/([.E62]-[.G62])" office:value-type="float" office:value="-0.069999999999999">
            <text:p>-0.07</text:p>
          </table:table-cell>
          <table:table-cell/>
          <table:table-cell office:value-type="float" office:value="120">
            <text:p>120</text:p>
          </table:table-cell>
          <table:table-cell office:value-type="float" office:value="3.01">
            <text:p>3.01</text:p>
          </table:table-cell>
          <table:table-cell office:value-type="float" office:value="2.59">
            <text:p>2.59</text:p>
          </table:table-cell>
          <table:table-cell table:formula="of:=([.K62]+[.L62])/2" office:value-type="float" office:value="2.8">
            <text:p>2.8</text:p>
          </table:table-cell>
          <table:table-cell table:formula="of:= [.M62]*3.14159/180" office:value-type="float" office:value="0.0488691777777778">
            <text:p>0.0488691778</text:p>
          </table:table-cell>
          <table:table-cell table:formula="of:=[.N62] /(1/[.J62])" office:value-type="float" office:value="5.86430133333333">
            <text:p>5.8643013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105">
            <text:p>0.105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92.22">
            <text:p>92.22</text:p>
          </table:table-cell>
          <table:table-cell table:style-name="ce1" office:value-type="float" office:value="0.022">
            <text:p>0.022</text:p>
          </table:table-cell>
          <table:table-cell table:style-name="ce1" office:value-type="float" office:value="92.84">
            <text:p>92.84</text:p>
          </table:table-cell>
          <table:table-cell table:formula="of:=([.D63]-[.F63])/([.E63]-[.G63])" office:value-type="float" office:value="-0.054838709677419">
            <text:p>-0.0548387097</text:p>
          </table:table-cell>
          <table:table-cell/>
          <table:table-cell office:value-type="float" office:value="120">
            <text:p>120</text:p>
          </table:table-cell>
          <table:table-cell office:value-type="float" office:value="3.3">
            <text:p>3.3</text:p>
          </table:table-cell>
          <table:table-cell office:value-type="float" office:value="3.12">
            <text:p>3.12</text:p>
          </table:table-cell>
          <table:table-cell table:formula="of:=([.K63]+[.L63])/2" office:value-type="float" office:value="3.21">
            <text:p>3.21</text:p>
          </table:table-cell>
          <table:table-cell table:formula="of:= [.M63]*3.14159/180" office:value-type="float" office:value="0.0560250216666667">
            <text:p>0.0560250217</text:p>
          </table:table-cell>
          <table:table-cell table:formula="of:=[.N63] /(1/[.J63])" office:value-type="float" office:value="6.7230026">
            <text:p>6.7230026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89">
            <text:p>0.089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97.58">
            <text:p>97.58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98.04">
            <text:p>98.04</text:p>
          </table:table-cell>
          <table:table-cell table:formula="of:=([.D64]-[.F64])/([.E64]-[.G64])" office:value-type="float" office:value="-0.0413043478260862">
            <text:p>-0.0413043478</text:p>
          </table:table-cell>
          <table:table-cell/>
          <table:table-cell office:value-type="float" office:value="120">
            <text:p>120</text:p>
          </table:table-cell>
          <table:table-cell office:value-type="float" office:value="2.93">
            <text:p>2.93</text:p>
          </table:table-cell>
          <table:table-cell office:value-type="float" office:value="2.59">
            <text:p>2.59</text:p>
          </table:table-cell>
          <table:table-cell table:formula="of:=([.K64]+[.L64])/2" office:value-type="float" office:value="2.76">
            <text:p>2.76</text:p>
          </table:table-cell>
          <table:table-cell table:formula="of:= [.M64]*3.14159/180" office:value-type="float" office:value="0.0481710466666667">
            <text:p>0.0481710467</text:p>
          </table:table-cell>
          <table:table-cell table:formula="of:=[.N64] /(1/[.J64])" office:value-type="float" office:value="5.7805256">
            <text:p>5.7805256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71">
            <text:p>0.071</text:p>
          </table:table-cell>
          <table:table-cell table:style-name="ce1" office:value-type="float" office:value="0.023">
            <text:p>0.023</text:p>
          </table:table-cell>
          <table:table-cell table:style-name="ce1" office:value-type="float" office:value="102.36">
            <text:p>102.36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102.94">
            <text:p>102.94</text:p>
          </table:table-cell>
          <table:table-cell table:formula="of:=([.D65]-[.F65])/([.E65]-[.G65])" office:value-type="float" office:value="-0.0362068965517242">
            <text:p>-0.0362068966</text:p>
          </table:table-cell>
          <table:table-cell/>
          <table:table-cell office:value-type="float" office:value="120">
            <text:p>120</text:p>
          </table:table-cell>
          <table:table-cell office:value-type="float" office:value="2.33">
            <text:p>2.33</text:p>
          </table:table-cell>
          <table:table-cell office:value-type="float" office:value="3.31">
            <text:p>3.31</text:p>
          </table:table-cell>
          <table:table-cell table:formula="of:=([.K65]+[.L65])/2" office:value-type="float" office:value="2.82">
            <text:p>2.82</text:p>
          </table:table-cell>
          <table:table-cell table:formula="of:= [.M65]*3.14159/180" office:value-type="float" office:value="0.0492182433333333">
            <text:p>0.0492182433</text:p>
          </table:table-cell>
          <table:table-cell table:formula="of:=[.N65] /(1/[.J65])" office:value-type="float" office:value="5.9061892">
            <text:p>5.9061892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106.66">
            <text:p>106.66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107.06">
            <text:p>107.06</text:p>
          </table:table-cell>
          <table:table-cell table:formula="of:=([.D66]-[.F66])/([.E66]-[.G66])" office:value-type="float" office:value="-0.0324999999999995">
            <text:p>-0.0325</text:p>
          </table:table-cell>
          <table:table-cell/>
          <table:table-cell office:value-type="float" office:value="120">
            <text:p>120</text:p>
          </table:table-cell>
          <table:table-cell office:value-type="float" office:value="3.78">
            <text:p>3.78</text:p>
          </table:table-cell>
          <table:table-cell table:style-name="ce6" office:value-type="float" office:value="0">
            <text:p>0</text:p>
          </table:table-cell>
          <table:table-cell table:formula="of:=([.K66]+[.L66])/2" office:value-type="float" office:value="1.89">
            <text:p>1.89</text:p>
          </table:table-cell>
          <table:table-cell table:formula="of:= [.M66]*3.14159/180" office:value-type="float" office:value="0.032986695">
            <text:p>0.032986695</text:p>
          </table:table-cell>
          <table:table-cell table:formula="of:=[.N66] /(1/[.J66])" office:value-type="float" office:value="3.9584034">
            <text:p>3.9584034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051">
            <text:p>0.051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110.78">
            <text:p>110.78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111.12">
            <text:p>111.12</text:p>
          </table:table-cell>
          <table:table-cell table:formula="of:=([.D67]-[.F67])/([.E67]-[.G67])" office:value-type="float" office:value="-0.0323529411764703">
            <text:p>-0.0323529412</text:p>
          </table:table-cell>
          <table:table-cell/>
          <table:table-cell office:value-type="float" office:value="120">
            <text:p>120</text:p>
          </table:table-cell>
          <table:table-cell office:value-type="float" office:value="3.68">
            <text:p>3.68</text:p>
          </table:table-cell>
          <table:table-cell office:value-type="float" office:value="0">
            <text:p>0</text:p>
          </table:table-cell>
          <table:table-cell table:formula="of:=([.K67]+[.L67])/2" office:value-type="float" office:value="1.84">
            <text:p>1.84</text:p>
          </table:table-cell>
          <table:table-cell table:formula="of:= [.M67]*3.14159/180" office:value-type="float" office:value="0.0321140311111111">
            <text:p>0.0321140311</text:p>
          </table:table-cell>
          <table:table-cell table:formula="of:=[.N67] /(1/[.J67])" office:value-type="float" office:value="3.85368373333333">
            <text:p>3.8536837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5.06">
            <text:p>5.06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5.56">
            <text:p>5.56</text:p>
          </table:table-cell>
          <table:table-cell table:formula="of:=([.D69]-[.F69])/([.E69]-[.G69])" office:value-type="float" office:value="-0.104">
            <text:p>-0.104</text:p>
          </table:table-cell>
          <table:table-cell/>
          <table:table-cell office:value-type="float" office:value="120">
            <text:p>120</text:p>
          </table:table-cell>
          <table:table-cell office:value-type="float" office:value="4.89">
            <text:p>4.89</text:p>
          </table:table-cell>
          <table:table-cell office:value-type="float" office:value="4.59">
            <text:p>4.59</text:p>
          </table:table-cell>
          <table:table-cell table:formula="of:=([.K69]+[.L69])/2" office:value-type="float" office:value="4.74">
            <text:p>4.74</text:p>
          </table:table-cell>
          <table:table-cell table:formula="of:= [.M69]*3.14159/180" office:value-type="float" office:value="0.0827285366666667">
            <text:p>0.0827285367</text:p>
          </table:table-cell>
          <table:table-cell table:formula="of:=[.N69] /(1/[.J69])" office:value-type="float" office:value="9.9274244">
            <text:p>9.9274244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7">
            <text:p>0.217</text:p>
          </table:table-cell>
          <table:table-cell table:style-name="ce1" office:value-type="float" office:value="0.047">
            <text:p>0.047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13.9">
            <text:p>13.9</text:p>
          </table:table-cell>
          <table:table-cell table:formula="of:=([.D70]-[.F70])/([.E70]-[.G70])" office:value-type="float" office:value="-0.086">
            <text:p>-0.086</text:p>
          </table:table-cell>
          <table:table-cell/>
          <table:table-cell office:value-type="float" office:value="120">
            <text:p>120</text:p>
          </table:table-cell>
          <table:table-cell office:value-type="float" office:value="4.11">
            <text:p>4.11</text:p>
          </table:table-cell>
          <table:table-cell office:value-type="float" office:value="4.26">
            <text:p>4.26</text:p>
          </table:table-cell>
          <table:table-cell table:formula="of:=([.K70]+[.L70])/2" office:value-type="float" office:value="4.185">
            <text:p>4.185</text:p>
          </table:table-cell>
          <table:table-cell table:formula="of:= [.M70]*3.14159/180" office:value-type="float" office:value="0.0730419675">
            <text:p>0.0730419675</text:p>
          </table:table-cell>
          <table:table-cell table:formula="of:=[.N70] /(1/[.J70])" office:value-type="float" office:value="8.7650361">
            <text:p>8.7650361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81">
            <text:p>0.181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20.96">
            <text:p>20.96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21.42">
            <text:p>21.42</text:p>
          </table:table-cell>
          <table:table-cell table:formula="of:=([.D71]-[.F71])/([.E71]-[.G71])" office:value-type="float" office:value="-0.0804347826086955">
            <text:p>-0.0804347826</text:p>
          </table:table-cell>
          <table:table-cell/>
          <table:table-cell office:value-type="float" office:value="120">
            <text:p>120</text:p>
          </table:table-cell>
          <table:table-cell office:value-type="float" office:value="3.68">
            <text:p>3.68</text:p>
          </table:table-cell>
          <table:table-cell office:value-type="float" office:value="3.99">
            <text:p>3.99</text:p>
          </table:table-cell>
          <table:table-cell table:formula="of:=([.K71]+[.L71])/2" office:value-type="float" office:value="3.835">
            <text:p>3.835</text:p>
          </table:table-cell>
          <table:table-cell table:formula="of:= [.M71]*3.14159/180" office:value-type="float" office:value="0.0669333202777778">
            <text:p>0.0669333203</text:p>
          </table:table-cell>
          <table:table-cell table:formula="of:=[.N71] /(1/[.J71])" office:value-type="float" office:value="8.03199843333333">
            <text:p>8.0319984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49">
            <text:p>0.149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28.14">
            <text:p>28.14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28.64">
            <text:p>28.64</text:p>
          </table:table-cell>
          <table:table-cell table:formula="of:=([.D72]-[.F72])/([.E72]-[.G72])" office:value-type="float" office:value="-0.064">
            <text:p>-0.064</text:p>
          </table:table-cell>
          <table:table-cell/>
          <table:table-cell office:value-type="float" office:value="120">
            <text:p>120</text:p>
          </table:table-cell>
          <table:table-cell office:value-type="float" office:value="3.83">
            <text:p>3.83</text:p>
          </table:table-cell>
          <table:table-cell office:value-type="float" office:value="3.72">
            <text:p>3.72</text:p>
          </table:table-cell>
          <table:table-cell table:formula="of:=([.K72]+[.L72])/2" office:value-type="float" office:value="3.775">
            <text:p>3.775</text:p>
          </table:table-cell>
          <table:table-cell table:formula="of:= [.M72]*3.14159/180" office:value-type="float" office:value="0.0658861236111111">
            <text:p>0.0658861236</text:p>
          </table:table-cell>
          <table:table-cell table:formula="of:=[.N72] /(1/[.J72])" office:value-type="float" office:value="7.90633483333333">
            <text:p>7.9063348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22">
            <text:p>0.122</text:p>
          </table:table-cell>
          <table:table-cell table:style-name="ce1" office:value-type="float" office:value="0.021">
            <text:p>0.021</text:p>
          </table:table-cell>
          <table:table-cell table:style-name="ce1" office:value-type="float" office:value="34.54">
            <text:p>34.54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34.72">
            <text:p>34.72</text:p>
          </table:table-cell>
          <table:table-cell table:formula="of:=([.D73]-[.F73])/([.E73]-[.G73])" office:value-type="float" office:value="-0.0666666666666668">
            <text:p>-0.06666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3.88">
            <text:p>3.88</text:p>
          </table:table-cell>
          <table:table-cell office:value-type="float" office:value="3.27">
            <text:p>3.27</text:p>
          </table:table-cell>
          <table:table-cell table:formula="of:=([.K73]+[.L73])/2" office:value-type="float" office:value="3.575">
            <text:p>3.575</text:p>
          </table:table-cell>
          <table:table-cell table:formula="of:= [.M73]*3.14159/180" office:value-type="float" office:value="0.0623954680555556">
            <text:p>0.0623954681</text:p>
          </table:table-cell>
          <table:table-cell table:formula="of:=[.N73] /(1/[.J73])" office:value-type="float" office:value="7.48745616666667">
            <text:p>7.4874561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0.104">
            <text:p>0.104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40.18">
            <text:p>40.18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40.7">
            <text:p>40.7</text:p>
          </table:table-cell>
          <table:table-cell table:formula="of:=([.D74]-[.F74])/([.E74]-[.G74])" office:value-type="float" office:value="-0.0634615384615381">
            <text:p>-0.0634615385</text:p>
          </table:table-cell>
          <table:table-cell/>
          <table:table-cell office:value-type="float" office:value="120">
            <text:p>120</text:p>
          </table:table-cell>
          <table:table-cell office:value-type="float" office:value="2.46">
            <text:p>2.46</text:p>
          </table:table-cell>
          <table:table-cell office:value-type="float" office:value="2.78">
            <text:p>2.78</text:p>
          </table:table-cell>
          <table:table-cell table:formula="of:=([.K74]+[.L74])/2" office:value-type="float" office:value="2.62">
            <text:p>2.62</text:p>
          </table:table-cell>
          <table:table-cell table:formula="of:= [.M74]*3.14159/180" office:value-type="float" office:value="0.0457275877777778">
            <text:p>0.0457275878</text:p>
          </table:table-cell>
          <table:table-cell table:formula="of:=[.N74] /(1/[.J74])" office:value-type="float" office:value="5.48731053333333">
            <text:p>5.4873105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83">
            <text:p>0.083</text:p>
          </table:table-cell>
          <table:table-cell table:style-name="ce1" office:value-type="float" office:value="0.026">
            <text:p>0.026</text:p>
          </table:table-cell>
          <table:table-cell table:style-name="ce1" office:value-type="float" office:value="45.78">
            <text:p>45.7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46.08">
            <text:p>46.08</text:p>
          </table:table-cell>
          <table:table-cell table:formula="of:=([.D75]-[.F75])/([.E75]-[.G75])" office:value-type="float" office:value="-0.0600000000000006">
            <text:p>-0.06</text:p>
          </table:table-cell>
          <table:table-cell/>
          <table:table-cell office:value-type="float" office:value="120">
            <text:p>120</text:p>
          </table:table-cell>
          <table:table-cell office:value-type="float" office:value="2.78">
            <text:p>2.78</text:p>
          </table:table-cell>
          <table:table-cell office:value-type="float" office:value="2.79">
            <text:p>2.79</text:p>
          </table:table-cell>
          <table:table-cell table:formula="of:=([.K75]+[.L75])/2" office:value-type="float" office:value="2.785">
            <text:p>2.785</text:p>
          </table:table-cell>
          <table:table-cell table:formula="of:= [.M75]*3.14159/180" office:value-type="float" office:value="0.0486073786111111">
            <text:p>0.0486073786</text:p>
          </table:table-cell>
          <table:table-cell table:formula="of:=[.N75] /(1/[.J75])" office:value-type="float" office:value="5.83288543333333">
            <text:p>5.8328854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73">
            <text:p>0.073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50.56">
            <text:p>50.56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51.06">
            <text:p>51.06</text:p>
          </table:table-cell>
          <table:table-cell table:formula="of:=([.D76]-[.F76])/([.E76]-[.G76])" office:value-type="float" office:value="-0.054">
            <text:p>-0.054</text:p>
          </table:table-cell>
          <table:table-cell/>
          <table:table-cell office:value-type="float" office:value="120">
            <text:p>120</text:p>
          </table:table-cell>
          <table:table-cell office:value-type="float" office:value="2.16">
            <text:p>2.16</text:p>
          </table:table-cell>
          <table:table-cell office:value-type="float" office:value="2.65">
            <text:p>2.65</text:p>
          </table:table-cell>
          <table:table-cell table:formula="of:=([.K76]+[.L76])/2" office:value-type="float" office:value="2.405">
            <text:p>2.405</text:p>
          </table:table-cell>
          <table:table-cell table:formula="of:= [.M76]*3.14159/180" office:value-type="float" office:value="0.0419751330555556">
            <text:p>0.0419751331</text:p>
          </table:table-cell>
          <table:table-cell table:formula="of:=[.N76] /(1/[.J76])" office:value-type="float" office:value="5.03701596666667">
            <text:p>5.0370159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54.8">
            <text:p>54.8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55.38">
            <text:p>55.38</text:p>
          </table:table-cell>
          <table:table-cell table:formula="of:=([.D77]-[.F77])/([.E77]-[.G77])" office:value-type="float" office:value="-0.0465517241379306">
            <text:p>-0.0465517241</text:p>
          </table:table-cell>
          <table:table-cell/>
          <table:table-cell office:value-type="float" office:value="120">
            <text:p>120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table:formula="of:=([.K77]+[.L77])/2" office:value-type="float" office:value="2.085">
            <text:p>2.085</text:p>
          </table:table-cell>
          <table:table-cell table:formula="of:= [.M77]*3.14159/180" office:value-type="float" office:value="0.0363900841666667">
            <text:p>0.0363900842</text:p>
          </table:table-cell>
          <table:table-cell table:formula="of:=[.N77] /(1/[.J77])" office:value-type="float" office:value="4.3668101">
            <text:p>4.3668101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46">
            <text:p>0.046</text:p>
          </table:table-cell>
          <table:table-cell table:style-name="ce1" office:value-type="float" office:value="0.19">
            <text:p>0.19</text:p>
          </table:table-cell>
          <table:table-cell table:style-name="ce1" office:value-type="float" office:value="59.18">
            <text:p>59.18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59.6">
            <text:p>59.6</text:p>
          </table:table-cell>
          <table:table-cell table:formula="of:=([.D78]-[.F78])/([.E78]-[.G78])" office:value-type="float" office:value="-0.449999999999998">
            <text:p>-0.45</text:p>
          </table:table-cell>
          <table:table-cell/>
          <table:table-cell office:value-type="float" office:value="120">
            <text:p>120</text:p>
          </table:table-cell>
          <table:table-cell office:value-type="float" office:value="3.77">
            <text:p>3.77</text:p>
          </table:table-cell>
          <table:table-cell office:value-type="float" office:value="0">
            <text:p>0</text:p>
          </table:table-cell>
          <table:table-cell table:formula="of:=([.K78]+[.L78])/2" office:value-type="float" office:value="1.885">
            <text:p>1.885</text:p>
          </table:table-cell>
          <table:table-cell table:formula="of:= [.M78]*3.14159/180" office:value-type="float" office:value="0.0328994286111111">
            <text:p>0.0328994286</text:p>
          </table:table-cell>
          <table:table-cell table:formula="of:=[.N78] /(1/[.J78])" office:value-type="float" office:value="3.94793143333333">
            <text:p>3.9479314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0.017">
            <text:p>0.017</text:p>
          </table:table-cell>
          <table:table-cell table:style-name="ce1" office:value-type="float" office:value="62.88">
            <text:p>62.88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63.26">
            <text:p>63.26</text:p>
          </table:table-cell>
          <table:table-cell table:formula="of:=([.D79]-[.F79])/([.E79]-[.G79])" office:value-type="float" office:value="-0.0394736842105268">
            <text:p>-0.0394736842</text:p>
          </table:table-cell>
          <table:table-cell/>
          <table:table-cell office:value-type="float" office:value="120">
            <text:p>120</text:p>
          </table:table-cell>
          <table:table-cell office:value-type="float" office:value="3.82">
            <text:p>3.82</text:p>
          </table:table-cell>
          <table:table-cell office:value-type="float" office:value="0">
            <text:p>0</text:p>
          </table:table-cell>
          <table:table-cell table:formula="of:=([.K79]+[.L79])/2" office:value-type="float" office:value="1.91">
            <text:p>1.91</text:p>
          </table:table-cell>
          <table:table-cell table:formula="of:= [.M79]*3.14159/180" office:value-type="float" office:value="0.0333357605555556">
            <text:p>0.0333357606</text:p>
          </table:table-cell>
          <table:table-cell table:formula="of:=[.N79] /(1/[.J79])" office:value-type="float" office:value="4.00029126666667">
            <text:p>4.0002912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0.023">
            <text:p>0.023</text:p>
          </table:table-cell>
          <table:table-cell table:style-name="ce1" office:value-type="float" office:value="66.2">
            <text:p>66.2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66.76">
            <text:p>66.76</text:p>
          </table:table-cell>
          <table:table-cell table:formula="of:=([.D80]-[.F80])/([.E80]-[.G80])" office:value-type="float" office:value="-0.0339285714285713">
            <text:p>-0.0339285714</text:p>
          </table:table-cell>
          <table:table-cell/>
          <table:table-cell office:value-type="float" office:value="120">
            <text:p>120</text:p>
          </table:table-cell>
          <table:table-cell office:value-type="float" office:value="3.19">
            <text:p>3.19</text:p>
          </table:table-cell>
          <table:table-cell office:value-type="float" office:value="0">
            <text:p>0</text:p>
          </table:table-cell>
          <table:table-cell table:formula="of:=([.K80]+[.L80])/2" office:value-type="float" office:value="1.595">
            <text:p>1.595</text:p>
          </table:table-cell>
          <table:table-cell table:formula="of:= [.M80]*3.14159/180" office:value-type="float" office:value="0.0278379780555556">
            <text:p>0.0278379781</text:p>
          </table:table-cell>
          <table:table-cell table:formula="of:=[.N80] /(1/[.J80])" office:value-type="float" office:value="3.34055736666667">
            <text:p>3.3405573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25">
            <text:p>0.025</text:p>
          </table:table-cell>
          <table:table-cell table:style-name="ce1" office:value-type="float" office:value="0.019">
            <text:p>0.019</text:p>
          </table:table-cell>
          <table:table-cell table:style-name="ce1" office:value-type="float" office:value="69.5">
            <text:p>69.5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0.04">
            <text:p>70.04</text:p>
          </table:table-cell>
          <table:table-cell table:formula="of:=([.D81]-[.F81])/([.E81]-[.G81])" office:value-type="float" office:value="-0.0333333333333329">
            <text:p>-0.03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2.96">
            <text:p>2.96</text:p>
          </table:table-cell>
          <table:table-cell office:value-type="float" office:value="0">
            <text:p>0</text:p>
          </table:table-cell>
          <table:table-cell table:formula="of:=([.K81]+[.L81])/2" office:value-type="float" office:value="1.48">
            <text:p>1.48</text:p>
          </table:table-cell>
          <table:table-cell table:formula="of:= [.M81]*3.14159/180" office:value-type="float" office:value="0.0258308511111111">
            <text:p>0.0258308511</text:p>
          </table:table-cell>
          <table:table-cell table:formula="of:=[.N81] /(1/[.J81])" office:value-type="float" office:value="3.09970213333333">
            <text:p>3.0997021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">
            <text:p>0.019</text:p>
          </table:table-cell>
          <table:table-cell table:style-name="ce1" office:value-type="float" office:value="72.24">
            <text:p>72.24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3.44">
            <text:p>73.44</text:p>
          </table:table-cell>
          <table:table-cell table:formula="of:=([.D82]-[.F82])/([.E82]-[.G82])" office:value-type="float" office:value="-0.015">
            <text:p>-0.015</text:p>
          </table:table-cell>
          <table:table-cell/>
          <table:table-cell office:value-type="float" office:value="120">
            <text:p>120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table:formula="of:=([.K82]+[.L82])/2" office:value-type="float" office:value="1.335">
            <text:p>1.335</text:p>
          </table:table-cell>
          <table:table-cell table:formula="of:= [.M82]*3.14159/180" office:value-type="float" office:value="0.0233001258333333">
            <text:p>0.0233001258</text:p>
          </table:table-cell>
          <table:table-cell table:formula="of:=[.N82] /(1/[.J82])" office:value-type="float" office:value="2.7960151">
            <text:p>2.7960151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75.6">
            <text:p>75.6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5.9">
            <text:p>75.9</text:p>
          </table:table-cell>
          <table:table-cell table:formula="of:=([.D83]-[.F83])/([.E83]-[.G83])" office:value-type="float" office:value="-0.0233333333333324">
            <text:p>-0.02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table:formula="of:=([.K83]+[.L83])/2" office:value-type="float" office:value="1.1">
            <text:p>1.1</text:p>
          </table:table-cell>
          <table:table-cell table:formula="of:= [.M83]*3.14159/180" office:value-type="float" office:value="0.0191986055555556">
            <text:p>0.0191986056</text:p>
          </table:table-cell>
          <table:table-cell table:formula="of:=[.N83] /(1/[.J83])" office:value-type="float" office:value="2.30383266666667">
            <text:p>2.3038326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1" office:value-type="float" office:value="0.009">
            <text:p>0.009</text:p>
          </table:table-cell>
          <table:table-cell table:style-name="ce1" office:value-type="float" office:value="78.2">
            <text:p>78.2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8.84">
            <text:p>78.84</text:p>
          </table:table-cell>
          <table:table-cell table:formula="of:=([.D84]-[.F84])/([.E84]-[.G84])" office:value-type="float" office:value="-0.0125">
            <text:p>-0.0125</text:p>
          </table:table-cell>
          <table:table-cell/>
          <table:table-cell office:value-type="float" office:value="120">
            <text:p>120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table:formula="of:=([.K84]+[.L84])/2" office:value-type="float" office:value="0.955">
            <text:p>0.955</text:p>
          </table:table-cell>
          <table:table-cell table:formula="of:= [.M84]*3.14159/180" office:value-type="float" office:value="0.0166678802777778">
            <text:p>0.0166678803</text:p>
          </table:table-cell>
          <table:table-cell table:formula="of:=[.N84] /(1/[.J84])" office:value-type="float" office:value="2.00014563333333">
            <text:p>2.0001456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5">
            <text:p>0.25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5.58">
            <text:p>5.58</text:p>
          </table:table-cell>
          <table:table-cell table:formula="of:=([.D86]-[.F86])/([.E86]-[.G86])" office:value-type="float" office:value="-0.102083333333333">
            <text:p>-0.1020833333</text:p>
          </table:table-cell>
          <table:table-cell/>
          <table:table-cell office:value-type="float" office:value="30">
            <text:p>30</text:p>
          </table:table-cell>
          <table:table-cell office:value-type="float" office:value="17.3">
            <text:p>17.3</text:p>
          </table:table-cell>
          <table:table-cell office:value-type="float" office:value="17.21">
            <text:p>17.21</text:p>
          </table:table-cell>
          <table:table-cell table:formula="of:=([.K86]+[.L86])/2" office:value-type="float" office:value="17.255">
            <text:p>17.255</text:p>
          </table:table-cell>
          <table:table-cell table:formula="of:= [.M86]*3.14159/180" office:value-type="float" office:value="0.301156308055556">
            <text:p>0.3011563081</text:p>
          </table:table-cell>
          <table:table-cell table:formula="of:=[.N86] /(1/[.J86])" office:value-type="float" office:value="9.03468924166667">
            <text:p>9.034689241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9">
            <text:p>0.219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13.74">
            <text:p>13.74</text:p>
          </table:table-cell>
          <table:table-cell table:formula="of:=([.D87]-[.F87])/([.E87]-[.G87])" office:value-type="float" office:value="-0.0870370370370369">
            <text:p>-0.087037037</text:p>
          </table:table-cell>
          <table:table-cell/>
          <table:table-cell office:value-type="float" office:value="30">
            <text:p>30</text:p>
          </table:table-cell>
          <table:table-cell office:value-type="float" office:value="17.95">
            <text:p>17.95</text:p>
          </table:table-cell>
          <table:table-cell office:value-type="float" office:value="16.2">
            <text:p>16.2</text:p>
          </table:table-cell>
          <table:table-cell table:formula="of:=([.K87]+[.L87])/2" office:value-type="float" office:value="17.075">
            <text:p>17.075</text:p>
          </table:table-cell>
          <table:table-cell table:formula="of:= [.M87]*3.14159/180" office:value-type="float" office:value="0.298014718055556">
            <text:p>0.2980147181</text:p>
          </table:table-cell>
          <table:table-cell table:formula="of:=[.N87] /(1/[.J87])" office:value-type="float" office:value="8.94044154166667">
            <text:p>8.940441541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82">
            <text:p>0.182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20.66">
            <text:p>20.66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21.14">
            <text:p>21.14</text:p>
          </table:table-cell>
          <table:table-cell table:formula="of:=([.D88]-[.F88])/([.E88]-[.G88])" office:value-type="float" office:value="-0.0833333333333333">
            <text:p>-0.0833333333</text:p>
          </table:table-cell>
          <table:table-cell/>
          <table:table-cell office:value-type="float" office:value="30">
            <text:p>30</text:p>
          </table:table-cell>
          <table:table-cell office:value-type="float" office:value="13.98">
            <text:p>13.98</text:p>
          </table:table-cell>
          <table:table-cell office:value-type="float" office:value="14.32">
            <text:p>14.32</text:p>
          </table:table-cell>
          <table:table-cell table:formula="of:=([.K88]+[.L88])/2" office:value-type="float" office:value="14.15">
            <text:p>14.15</text:p>
          </table:table-cell>
          <table:table-cell table:formula="of:= [.M88]*3.14159/180" office:value-type="float" office:value="0.246963880555556">
            <text:p>0.2469638806</text:p>
          </table:table-cell>
          <table:table-cell table:formula="of:=[.N88] /(1/[.J88])" office:value-type="float" office:value="7.40891641666667">
            <text:p>7.40891641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57">
            <text:p>0.157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27.56">
            <text:p>27.56</text:p>
          </table:table-cell>
          <table:table-cell table:style-name="ce1" office:value-type="float" office:value="0.016">
            <text:p>0.016</text:p>
          </table:table-cell>
          <table:table-cell table:style-name="ce1" office:value-type="float" office:value="28.04">
            <text:p>28.04</text:p>
          </table:table-cell>
          <table:table-cell table:formula="of:=([.D89]-[.F89])/([.E89]-[.G89])" office:value-type="float" office:value="-0.0770833333333333">
            <text:p>-0.0770833333</text:p>
          </table:table-cell>
          <table:table-cell/>
          <table:table-cell office:value-type="float" office:value="30">
            <text:p>30</text:p>
          </table:table-cell>
          <table:table-cell office:value-type="float" office:value="13.71">
            <text:p>13.71</text:p>
          </table:table-cell>
          <table:table-cell office:value-type="float" office:value="13.69">
            <text:p>13.69</text:p>
          </table:table-cell>
          <table:table-cell table:formula="of:=([.K89]+[.L89])/2" office:value-type="float" office:value="13.7">
            <text:p>13.7</text:p>
          </table:table-cell>
          <table:table-cell table:formula="of:= [.M89]*3.14159/180" office:value-type="float" office:value="0.239109905555555">
            <text:p>0.2391099056</text:p>
          </table:table-cell>
          <table:table-cell table:formula="of:=[.N89] /(1/[.J89])" office:value-type="float" office:value="7.17329716666667">
            <text:p>7.1732971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34">
            <text:p>0.134</text:p>
          </table:table-cell>
          <table:table-cell table:style-name="ce1" office:value-type="float" office:value="0.064">
            <text:p>0.064</text:p>
          </table:table-cell>
          <table:table-cell table:style-name="ce1" office:value-type="float" office:value="33.42">
            <text:p>33.4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34.22">
            <text:p>34.22</text:p>
          </table:table-cell>
          <table:table-cell table:formula="of:=([.D90]-[.F90])/([.E90]-[.G90])" office:value-type="float" office:value="-0.0637500000000002">
            <text:p>-0.06375</text:p>
          </table:table-cell>
          <table:table-cell/>
          <table:table-cell office:value-type="float" office:value="30">
            <text:p>30</text:p>
          </table:table-cell>
          <table:table-cell office:value-type="float" office:value="11.37">
            <text:p>11.37</text:p>
          </table:table-cell>
          <table:table-cell office:value-type="float" office:value="12.41">
            <text:p>12.41</text:p>
          </table:table-cell>
          <table:table-cell table:formula="of:=([.K90]+[.L90])/2" office:value-type="float" office:value="11.89">
            <text:p>11.89</text:p>
          </table:table-cell>
          <table:table-cell table:formula="of:= [.M90]*3.14159/180" office:value-type="float" office:value="0.207519472777778">
            <text:p>0.2075194728</text:p>
          </table:table-cell>
          <table:table-cell table:formula="of:=[.N90] /(1/[.J90])" office:value-type="float" office:value="6.22558418333333">
            <text:p>6.22558418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119">
            <text:p>0.119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39.38">
            <text:p>39.38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40.04">
            <text:p>40.04</text:p>
          </table:table-cell>
          <table:table-cell table:formula="of:=([.D91]-[.F91])/([.E91]-[.G91])" office:value-type="float" office:value="-0.0681818181818185">
            <text:p>-0.0681818182</text:p>
          </table:table-cell>
          <table:table-cell/>
          <table:table-cell office:value-type="float" office:value="30">
            <text:p>30</text:p>
          </table:table-cell>
          <table:table-cell office:value-type="float" office:value="10.05">
            <text:p>10.05</text:p>
          </table:table-cell>
          <table:table-cell office:value-type="float" office:value="11.11">
            <text:p>11.11</text:p>
          </table:table-cell>
          <table:table-cell table:formula="of:=([.K91]+[.L91])/2" office:value-type="float" office:value="10.58">
            <text:p>10.58</text:p>
          </table:table-cell>
          <table:table-cell table:formula="of:= [.M91]*3.14159/180" office:value-type="float" office:value="0.184655678888889">
            <text:p>0.1846556789</text:p>
          </table:table-cell>
          <table:table-cell table:formula="of:=[.N91] /(1/[.J91])" office:value-type="float" office:value="5.53967036666667">
            <text:p>5.5396703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44.84">
            <text:p>44.84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45.4">
            <text:p>45.4</text:p>
          </table:table-cell>
          <table:table-cell table:formula="of:=([.D92]-[.F92])/([.E92]-[.G92])" office:value-type="float" office:value="-0.0517857142857147">
            <text:p>-0.0517857143</text:p>
          </table:table-cell>
          <table:table-cell/>
          <table:table-cell office:value-type="float" office:value="30">
            <text:p>30</text:p>
          </table:table-cell>
          <table:table-cell office:value-type="float" office:value="9.5">
            <text:p>9.5</text:p>
          </table:table-cell>
          <table:table-cell office:value-type="float" office:value="10.03">
            <text:p>10.03</text:p>
          </table:table-cell>
          <table:table-cell table:formula="of:=([.K92]+[.L92])/2" office:value-type="float" office:value="9.765">
            <text:p>9.765</text:p>
          </table:table-cell>
          <table:table-cell table:formula="of:= [.M92]*3.14159/180" office:value-type="float" office:value="0.1704312575">
            <text:p>0.1704312575</text:p>
          </table:table-cell>
          <table:table-cell table:formula="of:=[.N92] /(1/[.J92])" office:value-type="float" office:value="5.112937725">
            <text:p>5.112937725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0.043">
            <text:p>0.043</text:p>
          </table:table-cell>
          <table:table-cell table:style-name="ce1" office:value-type="float" office:value="49.58">
            <text:p>49.58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50.22">
            <text:p>50.22</text:p>
          </table:table-cell>
          <table:table-cell table:formula="of:=([.D93]-[.F93])/([.E93]-[.G93])" office:value-type="float" office:value="-0.0453125">
            <text:p>-0.0453125</text:p>
          </table:table-cell>
          <table:table-cell/>
          <table:table-cell office:value-type="float" office:value="30">
            <text:p>30</text:p>
          </table:table-cell>
          <table:table-cell office:value-type="float" office:value="8.04">
            <text:p>8.04</text:p>
          </table:table-cell>
          <table:table-cell office:value-type="float" office:value="9.19">
            <text:p>9.19</text:p>
          </table:table-cell>
          <table:table-cell table:formula="of:=([.K92]+[.L93])/2" office:value-type="float" office:value="9.345">
            <text:p>9.345</text:p>
          </table:table-cell>
          <table:table-cell table:formula="of:= [.M93]*3.14159/180" office:value-type="float" office:value="0.163100880833333">
            <text:p>0.1631008808</text:p>
          </table:table-cell>
          <table:table-cell table:formula="of:=[.N93] /(1/[.J93])" office:value-type="float" office:value="4.893026425">
            <text:p>4.893026425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068">
            <text:p>0.068</text:p>
          </table:table-cell>
          <table:table-cell table:style-name="ce1" office:value-type="float" office:value="0.029">
            <text:p>0.029</text:p>
          </table:table-cell>
          <table:table-cell table:style-name="ce1" office:value-type="float" office:value="53.92">
            <text:p>53.9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54.3">
            <text:p>54.3</text:p>
          </table:table-cell>
          <table:table-cell table:formula="of:=([.D94]-[.F94])/([.E94]-[.G94])" office:value-type="float" office:value="-0.0421052631578952">
            <text:p>-0.0421052632</text:p>
          </table:table-cell>
          <table:table-cell/>
          <table:table-cell office:value-type="float" office:value="30">
            <text:p>30</text:p>
          </table:table-cell>
          <table:table-cell office:value-type="float" office:value="7.36">
            <text:p>7.36</text:p>
          </table:table-cell>
          <table:table-cell office:value-type="float" office:value="7.35">
            <text:p>7.35</text:p>
          </table:table-cell>
          <table:table-cell table:formula="of:=([.K94]+[.L94])/2" office:value-type="float" office:value="7.355">
            <text:p>7.355</text:p>
          </table:table-cell>
          <table:table-cell table:formula="of:= [.M94]*3.14159/180" office:value-type="float" office:value="0.128368858055556">
            <text:p>0.1283688581</text:p>
          </table:table-cell>
          <table:table-cell table:formula="of:=[.N94] /(1/[.J94])" office:value-type="float" office:value="3.85106574166667">
            <text:p>3.851065741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57.7">
            <text:p>57.7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58.48">
            <text:p>58.48</text:p>
          </table:table-cell>
          <table:table-cell table:formula="of:=([.D95]-[.F95])/([.E95]-[.G95])" office:value-type="float" office:value="-0.030769230769231">
            <text:p>-0.0307692308</text:p>
          </table:table-cell>
          <table:table-cell/>
          <table:table-cell office:value-type="float" office:value="30">
            <text:p>30</text:p>
          </table:table-cell>
          <table:table-cell office:value-type="float" office:value="6.59">
            <text:p>6.59</text:p>
          </table:table-cell>
          <table:table-cell office:value-type="float" office:value="7.21">
            <text:p>7.21</text:p>
          </table:table-cell>
          <table:table-cell table:formula="of:=([.K95]+[.L95])/2" office:value-type="float" office:value="6.9">
            <text:p>6.9</text:p>
          </table:table-cell>
          <table:table-cell table:formula="of:= [.M95]*3.14159/180" office:value-type="float" office:value="0.120427616666667">
            <text:p>0.1204276167</text:p>
          </table:table-cell>
          <table:table-cell table:formula="of:=[.N95] /(1/[.J95])" office:value-type="float" office:value="3.6128285">
            <text:p>3.6128285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61.2">
            <text:p>61.2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61.82">
            <text:p>61.82</text:p>
          </table:table-cell>
          <table:table-cell table:formula="of:=([.D96]-[.F96])/([.E96]-[.G96])" office:value-type="float" office:value="-0.038709677419355">
            <text:p>-0.0387096774</text:p>
          </table:table-cell>
          <table:table-cell/>
          <table:table-cell office:value-type="float" office:value="30">
            <text:p>30</text:p>
          </table:table-cell>
          <table:table-cell office:value-type="float" office:value="6.77">
            <text:p>6.77</text:p>
          </table:table-cell>
          <table:table-cell office:value-type="float" office:value="6.89">
            <text:p>6.89</text:p>
          </table:table-cell>
          <table:table-cell table:formula="of:=([.K96]+[.L96])/2" office:value-type="float" office:value="6.83">
            <text:p>6.83</text:p>
          </table:table-cell>
          <table:table-cell table:formula="of:= [.M96]*3.14159/180" office:value-type="float" office:value="0.119205887222222">
            <text:p>0.1192058872</text:p>
          </table:table-cell>
          <table:table-cell table:formula="of:=[.N96] /(1/[.J96])" office:value-type="float" office:value="3.57617661666667">
            <text:p>3.57617661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49">
            <text:p>0.049</text:p>
          </table:table-cell>
          <table:table-cell table:style-name="ce1" office:value-type="float" office:value="0.041">
            <text:p>0.041</text:p>
          </table:table-cell>
          <table:table-cell table:style-name="ce1" office:value-type="float" office:value="64.76">
            <text:p>64.76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65.68">
            <text:p>65.68</text:p>
          </table:table-cell>
          <table:table-cell table:formula="of:=([.D97]-[.F97])/([.E97]-[.G97])" office:value-type="float" office:value="-0.0304347826086956">
            <text:p>-0.0304347826</text:p>
          </table:table-cell>
          <table:table-cell/>
          <table:table-cell office:value-type="float" office:value="30">
            <text:p>30</text:p>
          </table:table-cell>
          <table:table-cell office:value-type="float" office:value="5.26">
            <text:p>5.26</text:p>
          </table:table-cell>
          <table:table-cell office:value-type="float" office:value="5.36">
            <text:p>5.36</text:p>
          </table:table-cell>
          <table:table-cell table:formula="of:=([.K97]+[.L97])/2" office:value-type="float" office:value="5.31">
            <text:p>5.31</text:p>
          </table:table-cell>
          <table:table-cell table:formula="of:= [.M97]*3.14159/180" office:value-type="float" office:value="0.092676905">
            <text:p>0.092676905</text:p>
          </table:table-cell>
          <table:table-cell table:formula="of:=[.N97] /(1/[.J97])" office:value-type="float" office:value="2.78030715">
            <text:p>2.78030715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41">
            <text:p>0.041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67.66">
            <text:p>67.6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68.48">
            <text:p>68.48</text:p>
          </table:table-cell>
          <table:table-cell table:formula="of:=([.D98]-[.F98])/([.E98]-[.G98])" office:value-type="float" office:value="-0.0280487804878046">
            <text:p>-0.0280487805</text:p>
          </table:table-cell>
          <table:table-cell/>
          <table:table-cell office:value-type="float" office:value="30">
            <text:p>30</text:p>
          </table:table-cell>
          <table:table-cell office:value-type="float" office:value="5.02">
            <text:p>5.02</text:p>
          </table:table-cell>
          <table:table-cell office:value-type="float" office:value="5.2">
            <text:p>5.2</text:p>
          </table:table-cell>
          <table:table-cell table:formula="of:=([.K98]+[.L98])/2" office:value-type="float" office:value="5.11">
            <text:p>5.11</text:p>
          </table:table-cell>
          <table:table-cell table:formula="of:= [.M98]*3.14159/180" office:value-type="float" office:value="0.0891862494444444">
            <text:p>0.0891862494</text:p>
          </table:table-cell>
          <table:table-cell table:formula="of:=[.N98] /(1/[.J98])" office:value-type="float" office:value="2.67558748333333">
            <text:p>2.67558748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70.78">
            <text:p>70.78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71.68">
            <text:p>71.68</text:p>
          </table:table-cell>
          <table:table-cell table:formula="of:=([.D99]-[.F99])/([.E99]-[.G99])" office:value-type="float" office:value="-0.0188888888888888">
            <text:p>-0.0188888889</text:p>
          </table:table-cell>
          <table:table-cell/>
          <table:table-cell office:value-type="float" office:value="30">
            <text:p>30</text:p>
          </table:table-cell>
          <table:table-cell office:value-type="float" office:value="4.59">
            <text:p>4.59</text:p>
          </table:table-cell>
          <table:table-cell office:value-type="float" office:value="4.22">
            <text:p>4.22</text:p>
          </table:table-cell>
          <table:table-cell table:formula="of:=([.K99]+[.L99])/2" office:value-type="float" office:value="4.405">
            <text:p>4.405</text:p>
          </table:table-cell>
          <table:table-cell table:formula="of:= [.M99]*3.14159/180" office:value-type="float" office:value="0.0768816886111111">
            <text:p>0.0768816886</text:p>
          </table:table-cell>
          <table:table-cell table:formula="of:=[.N99] /(1/[.J99])" office:value-type="float" office:value="2.30645065833333">
            <text:p>2.306450658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46">
            <text:p>0.246</text:p>
          </table:table-cell>
          <table:table-cell table:style-name="ce1" office:value-type="float" office:value="0.054">
            <text:p>0.054</text:p>
          </table:table-cell>
          <table:table-cell table:style-name="ce1" office:value-type="float" office:value="4.74">
            <text:p>4.74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5.18">
            <text:p>5.18</text:p>
          </table:table-cell>
          <table:table-cell table:formula="of:=([.D101]-[.F101])/([.E101]-[.G101])" office:value-type="float" office:value="-0.102272727272727">
            <text:p>-0.1022727273</text:p>
          </table:table-cell>
          <table:table-cell/>
          <table:table-cell office:value-type="float" office:value="120">
            <text:p>120</text:p>
          </table:table-cell>
          <table:table-cell office:value-type="float" office:value="4.87">
            <text:p>4.87</text:p>
          </table:table-cell>
          <table:table-cell office:value-type="float" office:value="4">
            <text:p>4</text:p>
          </table:table-cell>
          <table:table-cell table:formula="of:=([.K101]+[.L101])/2" office:value-type="float" office:value="4.435">
            <text:p>4.435</text:p>
          </table:table-cell>
          <table:table-cell table:formula="of:= [.M101]*3.14159/180" office:value-type="float" office:value="0.0774052869444445">
            <text:p>0.0774052869</text:p>
          </table:table-cell>
          <table:table-cell table:formula="of:=[.N101] /(1/[.J101])" office:value-type="float" office:value="9.28863443333334">
            <text:p>9.2886344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12.54">
            <text:p>12.54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13.02">
            <text:p>13.02</text:p>
          </table:table-cell>
          <table:table-cell table:formula="of:=([.D102]-[.F102])/([.E102]-[.G102])" office:value-type="float" office:value="-0.0854166666666666">
            <text:p>-0.08541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3.93">
            <text:p>3.93</text:p>
          </table:table-cell>
          <table:table-cell office:value-type="float" office:value="3.55">
            <text:p>3.55</text:p>
          </table:table-cell>
          <table:table-cell table:formula="of:=([.K102]+[.L102])/2" office:value-type="float" office:value="3.74">
            <text:p>3.74</text:p>
          </table:table-cell>
          <table:table-cell table:formula="of:= [.M102]*3.14159/180" office:value-type="float" office:value="0.0652752588888889">
            <text:p>0.0652752589</text:p>
          </table:table-cell>
          <table:table-cell table:formula="of:=[.N102] /(1/[.J102])" office:value-type="float" office:value="7.83303106666667">
            <text:p>7.8330310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84">
            <text:p>0.184</text:p>
          </table:table-cell>
          <table:table-cell table:style-name="ce1" office:value-type="float" office:value="0.061">
            <text:p>0.061</text:p>
          </table:table-cell>
          <table:table-cell table:style-name="ce1" office:value-type="float" office:value="19.74">
            <text:p>19.74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20.34">
            <text:p>20.34</text:p>
          </table:table-cell>
          <table:table-cell table:formula="of:=([.D103]-[.F103])/([.E103]-[.G103])" office:value-type="float" office:value="-0.0799999999999998">
            <text:p>-0.08</text:p>
          </table:table-cell>
          <table:table-cell/>
          <table:table-cell office:value-type="float" office:value="120">
            <text:p>120</text:p>
          </table:table-cell>
          <table:table-cell office:value-type="float" office:value="3.32">
            <text:p>3.32</text:p>
          </table:table-cell>
          <table:table-cell office:value-type="float" office:value="3.76">
            <text:p>3.76</text:p>
          </table:table-cell>
          <table:table-cell table:formula="of:=([.K103]+[.L103])/2" office:value-type="float" office:value="3.54">
            <text:p>3.54</text:p>
          </table:table-cell>
          <table:table-cell table:formula="of:= [.M103]*3.14159/180" office:value-type="float" office:value="0.0617846033333333">
            <text:p>0.0617846033</text:p>
          </table:table-cell>
          <table:table-cell table:formula="of:=[.N103] /(1/[.J103])" office:value-type="float" office:value="7.4141524">
            <text:p>7.4141524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51">
            <text:p>0.151</text:p>
          </table:table-cell>
          <table:table-cell table:style-name="ce1" office:value-type="float" office:value="0.055">
            <text:p>0.055</text:p>
          </table:table-cell>
          <table:table-cell table:style-name="ce1" office:value-type="float" office:value="26.6">
            <text:p>26.6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27.08">
            <text:p>27.08</text:p>
          </table:table-cell>
          <table:table-cell table:formula="of:=([.D104]-[.F104])/([.E104]-[.G104])" office:value-type="float" office:value="-0.0770833333333338">
            <text:p>-0.07708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36">
            <text:p>3.36</text:p>
          </table:table-cell>
          <table:table-cell office:value-type="float" office:value="3.79">
            <text:p>3.79</text:p>
          </table:table-cell>
          <table:table-cell table:formula="of:=([.K104]+[.L104])/2" office:value-type="float" office:value="3.575">
            <text:p>3.575</text:p>
          </table:table-cell>
          <table:table-cell table:formula="of:= [.M104]*3.14159/180" office:value-type="float" office:value="0.0623954680555556">
            <text:p>0.0623954681</text:p>
          </table:table-cell>
          <table:table-cell table:formula="of:=[.N104] /(1/[.J104])" office:value-type="float" office:value="7.48745616666667">
            <text:p>7.4874561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27">
            <text:p>0.127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32.28">
            <text:p>32.28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32.94">
            <text:p>32.94</text:p>
          </table:table-cell>
          <table:table-cell table:formula="of:=([.D105]-[.F105])/([.E105]-[.G105])" office:value-type="float" office:value="-0.0712121212121216">
            <text:p>-0.0712121212</text:p>
          </table:table-cell>
          <table:table-cell/>
          <table:table-cell office:value-type="float" office:value="120">
            <text:p>120</text:p>
          </table:table-cell>
          <table:table-cell office:value-type="float" office:value="2.93">
            <text:p>2.93</text:p>
          </table:table-cell>
          <table:table-cell office:value-type="float" office:value="2.89">
            <text:p>2.89</text:p>
          </table:table-cell>
          <table:table-cell table:formula="of:=([.K105]+[.L105])/2" office:value-type="float" office:value="2.91">
            <text:p>2.91</text:p>
          </table:table-cell>
          <table:table-cell table:formula="of:= [.M105]*3.14159/180" office:value-type="float" office:value="0.0507890383333333">
            <text:p>0.0507890383</text:p>
          </table:table-cell>
          <table:table-cell table:formula="of:=[.N105] /(1/[.J105])" office:value-type="float" office:value="6.0946846">
            <text:p>6.0946846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113">
            <text:p>0.113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37.9">
            <text:p>37.9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38.52">
            <text:p>38.52</text:p>
          </table:table-cell>
          <table:table-cell table:formula="of:=([.D106]-[.F106])/([.E106]-[.G106])" office:value-type="float" office:value="-0.0612903225806447">
            <text:p>-0.0612903226</text:p>
          </table:table-cell>
          <table:table-cell/>
          <table:table-cell office:value-type="float" office:value="120">
            <text:p>120</text:p>
          </table:table-cell>
          <table:table-cell office:value-type="float" office:value="3.14">
            <text:p>3.14</text:p>
          </table:table-cell>
          <table:table-cell office:value-type="float" office:value="2.69">
            <text:p>2.69</text:p>
          </table:table-cell>
          <table:table-cell table:formula="of:=([.K106]+[.L106])/2" office:value-type="float" office:value="2.915">
            <text:p>2.915</text:p>
          </table:table-cell>
          <table:table-cell table:formula="of:= [.M106]*3.14159/180" office:value-type="float" office:value="0.0508763047222222">
            <text:p>0.0508763047</text:p>
          </table:table-cell>
          <table:table-cell table:formula="of:=[.N106] /(1/[.J106])" office:value-type="float" office:value="6.10515656666667">
            <text:p>6.1051565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41">
            <text:p>0.041</text:p>
          </table:table-cell>
          <table:table-cell table:style-name="ce1" office:value-type="float" office:value="42.96">
            <text:p>42.96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43.56">
            <text:p>43.56</text:p>
          </table:table-cell>
          <table:table-cell table:formula="of:=([.D107]-[.F107])/([.E107]-[.G107])" office:value-type="float" office:value="-0.0499999999999999">
            <text:p>-0.05</text:p>
          </table:table-cell>
          <table:table-cell/>
          <table:table-cell office:value-type="float" office:value="120">
            <text:p>120</text:p>
          </table:table-cell>
          <table:table-cell office:value-type="float" office:value="4.35">
            <text:p>4.35</text:p>
          </table:table-cell>
          <table:table-cell office:value-type="float" office:value="0">
            <text:p>0</text:p>
          </table:table-cell>
          <table:table-cell table:formula="of:=([.K107]+[.L107])/2" office:value-type="float" office:value="2.175">
            <text:p>2.175</text:p>
          </table:table-cell>
          <table:table-cell table:formula="of:= [.M107]*3.14159/180" office:value-type="float" office:value="0.0379608791666667">
            <text:p>0.0379608792</text:p>
          </table:table-cell>
          <table:table-cell table:formula="of:=[.N107] /(1/[.J107])" office:value-type="float" office:value="4.5553055">
            <text:p>4.5553055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number-columns-repeated="2" table:style-name="ce1" office:value-type="float" office:value="8">
            <text:p>8</text:p>
          </table:table-cell>
          <table:table-cell table:style-name="ce1" office:value-type="float" office:value="0.079">
            <text:p>0.079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47.58">
            <text:p>47.58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48.42">
            <text:p>48.42</text:p>
          </table:table-cell>
          <table:table-cell table:formula="of:=([.D108]-[.F108])/([.E108]-[.G108])" office:value-type="float" office:value="-0.051190476190476">
            <text:p>-0.0511904762</text:p>
          </table:table-cell>
          <table:table-cell/>
          <table:table-cell office:value-type="float" office:value="120">
            <text:p>120</text:p>
          </table:table-cell>
          <table:table-cell office:value-type="float" office:value="3.85">
            <text:p>3.85</text:p>
          </table:table-cell>
          <table:table-cell office:value-type="float" office:value="0">
            <text:p>0</text:p>
          </table:table-cell>
          <table:table-cell table:formula="of:=([.K108]+[.L108])/2" office:value-type="float" office:value="1.925">
            <text:p>1.925</text:p>
          </table:table-cell>
          <table:table-cell table:formula="of:= [.M108]*3.14159/180" office:value-type="float" office:value="0.0335975597222222">
            <text:p>0.0335975597</text:p>
          </table:table-cell>
          <table:table-cell table:formula="of:=[.N108] /(1/[.J108])" office:value-type="float" office:value="4.03170716666667">
            <text:p>4.0317071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063">
            <text:p>0.063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51.44">
            <text:p>51.44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51.98">
            <text:p>51.98</text:p>
          </table:table-cell>
          <table:table-cell table:formula="of:=([.D109]-[.F109])/([.E109]-[.G109])" office:value-type="float" office:value="-0.0500000000000001">
            <text:p>-0.05</text:p>
          </table:table-cell>
          <table:table-cell/>
          <table:table-cell office:value-type="float" office:value="120">
            <text:p>120</text:p>
          </table:table-cell>
          <table:table-cell office:value-type="float" office:value="4.15">
            <text:p>4.15</text:p>
          </table:table-cell>
          <table:table-cell office:value-type="float" office:value="0">
            <text:p>0</text:p>
          </table:table-cell>
          <table:table-cell table:formula="of:=([.K109]+[.L109])/2" office:value-type="float" office:value="2.075">
            <text:p>2.075</text:p>
          </table:table-cell>
          <table:table-cell table:formula="of:= [.M109]*3.14159/180" office:value-type="float" office:value="0.0362155513888889">
            <text:p>0.0362155514</text:p>
          </table:table-cell>
          <table:table-cell table:formula="of:=[.N109] /(1/[.J109])" office:value-type="float" office:value="4.34586616666667">
            <text:p>4.3458661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55.54">
            <text:p>55.54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56.02">
            <text:p>56.02</text:p>
          </table:table-cell>
          <table:table-cell table:formula="of:=([.D110]-[.F110])/([.E110]-[.G110])" office:value-type="float" office:value="-0.039583333333333">
            <text:p>-0.03958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table:formula="of:=([.K110]+[.L110])/2" office:value-type="float" office:value="1.875">
            <text:p>1.875</text:p>
          </table:table-cell>
          <table:table-cell table:formula="of:= [.M110]*3.14159/180" office:value-type="float" office:value="0.0327248958333333">
            <text:p>0.0327248958</text:p>
          </table:table-cell>
          <table:table-cell table:formula="of:=[.N110] /(1/[.J110])" office:value-type="float" office:value="3.9269875">
            <text:p>3.9269875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49">
            <text:p>0.049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58.64">
            <text:p>58.64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59.3">
            <text:p>59.3</text:p>
          </table:table-cell>
          <table:table-cell table:formula="of:=([.D111]-[.F111])/([.E111]-[.G111])" office:value-type="float" office:value="-0.0409090909090911">
            <text:p>-0.0409090909</text:p>
          </table:table-cell>
          <table:table-cell/>
          <table:table-cell office:value-type="float" office:value="120">
            <text:p>120</text:p>
          </table:table-cell>
          <table:table-cell office:value-type="float" office:value="3.34">
            <text:p>3.34</text:p>
          </table:table-cell>
          <table:table-cell office:value-type="float" office:value="0">
            <text:p>0</text:p>
          </table:table-cell>
          <table:table-cell table:formula="of:=([.K111]+[.L111])/2" office:value-type="float" office:value="1.67">
            <text:p>1.67</text:p>
          </table:table-cell>
          <table:table-cell table:formula="of:= [.M111]*3.14159/180" office:value-type="float" office:value="0.0291469738888889">
            <text:p>0.0291469739</text:p>
          </table:table-cell>
          <table:table-cell table:formula="of:=[.N111] /(1/[.J111])" office:value-type="float" office:value="3.49763686666667">
            <text:p>3.4976368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62.18">
            <text:p>62.18</text:p>
          </table:table-cell>
          <table:table-cell table:style-name="ce1" office:value-type="float" office:value="0.019">
            <text:p>0.019</text:p>
          </table:table-cell>
          <table:table-cell table:style-name="ce1" office:value-type="float" office:value="62.64">
            <text:p>62.64</text:p>
          </table:table-cell>
          <table:table-cell table:formula="of:=([.D112]-[.F112])/([.E112]-[.G112])" office:value-type="float" office:value="-0.0260869565217391">
            <text:p>-0.0260869565</text:p>
          </table:table-cell>
          <table:table-cell/>
          <table:table-cell office:value-type="float" office:value="120">
            <text:p>120</text:p>
          </table:table-cell>
          <table:table-cell office:value-type="float" office:value="3.09">
            <text:p>3.09</text:p>
          </table:table-cell>
          <table:table-cell office:value-type="float" office:value="0">
            <text:p>0</text:p>
          </table:table-cell>
          <table:table-cell table:formula="of:=([.K112]+[.L112])/2" office:value-type="float" office:value="1.545">
            <text:p>1.545</text:p>
          </table:table-cell>
          <table:table-cell table:formula="of:= [.M112]*3.14159/180" office:value-type="float" office:value="0.0269653141666667">
            <text:p>0.0269653142</text:p>
          </table:table-cell>
          <table:table-cell table:formula="of:=[.N112] /(1/[.J112])" office:value-type="float" office:value="3.2358377">
            <text:p>3.235837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29">
            <text:p>0.029</text:p>
          </table:table-cell>
          <table:table-cell table:style-name="ce1" office:value-type="float" office:value="0.028">
            <text:p>0.028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65.76">
            <text:p>65.76</text:p>
          </table:table-cell>
          <table:table-cell table:formula="of:=([.D113]-[.F113])/([.E113]-[.G113])" office:value-type="float" office:value="-0.0236842105263156">
            <text:p>-0.0236842105</text:p>
          </table:table-cell>
          <table:table-cell/>
          <table:table-cell office:value-type="float" office:value="120">
            <text:p>120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table:formula="of:=([.K113]+[.L113])/2" office:value-type="float" office:value="1.22">
            <text:p>1.22</text:p>
          </table:table-cell>
          <table:table-cell table:formula="of:= [.M113]*3.14159/180" office:value-type="float" office:value="0.0212929988888889">
            <text:p>0.0212929989</text:p>
          </table:table-cell>
          <table:table-cell table:formula="of:=[.N113] /(1/[.J113])" office:value-type="float" office:value="2.55515986666667">
            <text:p>2.5551598667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6">
            <text:p>0.026</text:p>
          </table:table-cell>
          <table:table-cell table:style-name="ce1" office:value-type="float" office:value="67.78">
            <text:p>67.78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68.56">
            <text:p>68.56</text:p>
          </table:table-cell>
          <table:table-cell table:formula="of:=([.D114]-[.F114])/([.E114]-[.G114])" office:value-type="float" office:value="-0.0205128205128205">
            <text:p>-0.0205128205</text:p>
          </table:table-cell>
          <table:table-cell/>
          <table:table-cell office:value-type="float" office:value="120">
            <text:p>120</text:p>
          </table:table-cell>
          <table:table-cell office:value-type="float" office:value="2.36">
            <text:p>2.36</text:p>
          </table:table-cell>
          <table:table-cell office:value-type="float" office:value="0">
            <text:p>0</text:p>
          </table:table-cell>
          <table:table-cell table:formula="of:=([.K114]+[.L114])/2" office:value-type="float" office:value="1.18">
            <text:p>1.18</text:p>
          </table:table-cell>
          <table:table-cell table:formula="of:= [.M114]*3.14159/180" office:value-type="float" office:value="0.0205948677777778">
            <text:p>0.0205948678</text:p>
          </table:table-cell>
          <table:table-cell table:formula="of:=[.N114] /(1/[.J114])" office:value-type="float" office:value="2.47138413333333">
            <text:p>2.4713841333</text:p>
          </table:table-cell>
          <table:table-cell/>
          <table:table-cell office:value-type="float" office:value="9.81">
            <text:p>9.81</text:p>
          </table:table-cell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number-columns-repeated="2"/>
          <table:table-cell/>
          <table:table-cell table:number-columns-repeated="4"/>
          <table:table-cell/>
          <table:table-cell table:number-columns-repeated="8"/>
          <table:table-cell table:number-columns-repeated="2"/>
          <table:table-cell/>
          <table:table-cell table:formula="of:=(2*[.Q141]*[.C141])*(1-[.R141])-([.H141]^2)" office:value-type="float" office:value="0">
            <text:p>0</text:p>
          </table:table-cell>
          <table:table-cell table:number-columns-repeated="1004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8">12/08/2021</text:date>, <text:time>15:2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ve Baksa</meta:initial-creator>
    <meta:creation-date>2021-12-08T11:26:42.93</meta:creation-date>
    <dc:date>2021-12-08T15:26:25.91</dc:date>
    <dc:creator>Maeve Baksa</dc:creator>
    <meta:editing-duration>PT1H54M49S</meta:editing-duration>
    <meta:editing-cycles>5</meta:editing-cycles>
    <meta:generator>OpenOffice/4.1.11$Win32 OpenOffice.org_project/4111m1$Build-9808</meta:generator>
    <meta:document-statistic meta:table-count="1" meta:cell-count="1618" meta:object-count="0"/>
  </office:meta>
</office:document-meta>
</file>